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9272" officeooo:paragraph-rsid="000b9272"/>
    </style:style>
    <style:style style:name="P2" style:family="paragraph" style:parent-style-name="Standard">
      <style:text-properties officeooo:rsid="000be475" officeooo:paragraph-rsid="000be475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b9272" officeooo:paragraph-rsid="000b9272"/>
    </style:style>
    <style:style style:name="T1" style:family="text">
      <style:text-properties fo:color="#7f0055" loext:opacity="100%" style:font-name="Consolas" fo:font-size="10pt" fo:font-weight="bold" style:font-size-asian="10pt" style:font-weight-asian="bold"/>
    </style:style>
    <style:style style:name="T2" style:family="text">
      <style:text-properties fo:color="#000000" loext:opacity="100%" style:font-name="Consolas" fo:font-size="10pt" style:font-size-asian="10pt"/>
    </style:style>
    <style:style style:name="T3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4" style:family="text">
      <style:text-properties fo:color="#000000" loext:opacity="100%" style:font-name="Consolas" fo:font-size="10pt" fo:font-style="italic" style:font-size-asian="10pt" style:font-style-asian="italic"/>
    </style:style>
    <style:style style:name="T5" style:family="text">
      <style:text-properties fo:color="#0000c0" loext:opacity="100%" style:font-name="Consolas" fo:font-size="10pt" style:font-size-asian="10pt"/>
    </style:style>
    <style:style style:name="T6" style:family="text">
      <style:text-properties fo:color="#2a00ff" loext:opacity="100%" style:font-name="Consolas" fo:font-size="10pt" style:font-size-asian="10pt"/>
    </style:style>
    <style:style style:name="T7" style:family="text">
      <style:text-properties fo:color="#2a00ff" loext:opacity="100%" style:font-name="Consolas" fo:font-size="10pt" fo:font-style="italic" style:font-size-asian="10pt" style:font-style-asian="italic"/>
    </style:style>
    <style:style style:name="T8" style:family="text">
      <style:text-properties fo:color="#2a00ff" loext:opacity="100%" style:font-name="Consolas" fo:font-size="10pt" fo:font-style="italic" style:text-underline-style="solid" style:text-underline-width="auto" style:text-underline-color="font-color" style:font-size-asian="10pt" style:font-style-asian="italic"/>
    </style:style>
    <style:style style:name="T9" style:family="text">
      <style:text-properties fo:color="#3f7f5f" loext:opacity="100%" style:font-name="Consolas" fo:font-size="10pt" style:font-size-asian="10pt"/>
    </style:style>
    <style:style style:name="T10" style:family="text">
      <style:text-properties fo:color="#3f7f5f" loext:opacity="100%" style:font-name="Consolas" fo:font-size="10pt" style:text-underline-style="solid" style:text-underline-width="auto" style:text-underline-color="font-color" style:font-size-asian="10pt"/>
    </style:style>
    <style:style style:name="T11" style:family="text">
      <style:text-properties fo:color="#6a3e3e" loext:opacity="100%" style:font-name="Consolas" fo:font-size="10pt" style:font-size-asian="10pt"/>
    </style:style>
    <style:style style:name="T12" style:family="text">
      <style:text-properties fo:color="#6a3e3e" loext:opacity="100%" style:font-name="Consolas" fo:font-size="10pt" fo:background-color="#f0d8a8" loext:char-shading-value="0" style:font-size-asian="10pt"/>
    </style:style>
    <style:style style:name="T13" style:family="text">
      <style:text-properties fo:color="#6a3e3e" loext:opacity="100%" style:font-name="Consolas" fo:font-size="10pt" fo:background-color="#d4d4d4" loext:char-shading-value="0" style:font-size-asian="10pt"/>
    </style:style>
    <style:style style:name="T14" style:family="text">
      <style:text-properties fo:color="#008080" loext:opacity="100%" style:font-name="Consolas" fo:font-size="10pt" style:font-size-asian="10pt"/>
    </style:style>
    <style:style style:name="T15" style:family="text">
      <style:text-properties fo:color="#008080" loext:opacity="100%" style:font-name="Consolas" fo:font-size="10pt" style:text-underline-style="solid" style:text-underline-width="auto" style:text-underline-color="font-color" style:font-size-asian="10pt"/>
    </style:style>
    <style:style style:name="T16" style:family="text">
      <style:text-properties fo:color="#3f7f7f" loext:opacity="100%" style:font-name="Consolas" fo:font-size="10pt" fo:background-color="#d4d4d4" loext:char-shading-value="0" style:font-size-asian="10pt"/>
    </style:style>
    <style:style style:name="T17" style:family="text">
      <style:text-properties fo:color="#3f7f7f" loext:opacity="100%" style:font-name="Consolas" fo:font-size="10pt" style:font-size-asian="10pt"/>
    </style:style>
    <style:style style:name="T18" style:family="text">
      <style:text-properties fo:color="#3f7f7f" loext:opacity="100%" style:font-name="Consolas" fo:font-size="10pt" style:text-underline-style="solid" style:text-underline-width="auto" style:text-underline-color="font-color" style:font-size-asian="10pt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fo:color="#7f007f" loext:opacity="100%" style:font-name="Consolas" fo:font-size="10pt" style:font-size-asian="10pt"/>
    </style:style>
    <style:style style:name="T21" style:family="text">
      <style:text-properties fo:color="#7f007f" loext:opacity="100%" style:font-name="Consolas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lunos: Davi e Alexandre</text:p>
      <text:p text:style-name="P2"/>
      <text:p text:style-name="P2"/>
      <text:p text:style-name="P2">OBS: Utilizei o Postgres 13 pra fazer o trabalho.</text:p>
      <text:p text:style-name="P1"/>
      <text:p text:style-name="P1"/>
      <text:p text:style-name="P1"/>
      <text:p text:style-name="P1"/>
      <text:p text:style-name="P2">=========================================================================</text:p>
      <text:p text:style-name="P1">AlunoDAO.java</text:p>
      <text:p text:style-name="P1"/>
      <text:p text:style-name="P5"><text:span text:style-name="T1">package</text:span><text:span text:style-name="T2"> db;</text:span></text:p>
      <text:p text:style-name="P4"/>
      <text:p text:style-name="P3"><text:span text:style-name="T1">import</text:span><text:span text:style-name="T2"> </text:span><text:span text:style-name="T3">java.awt.List</text:span><text:span text:style-name="T2">;</text:span></text:p>
      <text:p text:style-name="P3"><text:span text:style-name="T1">import</text:span><text:span text:style-name="T2"> </text:span><text:span text:style-name="T3">java.io.PrintWriter</text:span><text:span text:style-name="T2">;</text:span></text:p>
      <text:p text:style-name="P3"><text:span text:style-name="T1">import</text:span><text:span text:style-name="T2"> java.sql.Connection;</text:span></text:p>
      <text:p text:style-name="P3"><text:span text:style-name="T1">import</text:span><text:span text:style-name="T2"> java.sql.DriverManager;</text:span></text:p>
      <text:p text:style-name="P3"><text:span text:style-name="T1">import</text:span><text:span text:style-name="T2"> java.sql.PreparedStatement;</text:span></text:p>
      <text:p text:style-name="P3"><text:span text:style-name="T1">import</text:span><text:span text:style-name="T2"> java.sql.ResultSet;</text:span></text:p>
      <text:p text:style-name="P3"><text:span text:style-name="T1">import</text:span><text:span text:style-name="T2"> java.sql.SQLException;</text:span></text:p>
      <text:p text:style-name="P3"><text:span text:style-name="T1">import</text:span><text:span text:style-name="T2"> java.util.ArrayList;</text:span></text:p>
      <text:p text:style-name="P4"/>
      <text:p text:style-name="P3"><text:span text:style-name="T1">import</text:span><text:span text:style-name="T2"> objeto.Aluno;</text:span></text:p>
      <text:p text:style-name="P4"/>
      <text:p text:style-name="P3"><text:span text:style-name="T1">public</text:span><text:span text:style-name="T2"> </text:span><text:span text:style-name="T1">class</text:span><text:span text:style-name="T2"> AlunoDAO {</text:span></text:p>
      <text:p text:style-name="P4"/>
      <text:p text:style-name="P3"><text:span text:style-name="T2"><text:tab/>String </text:span><text:span text:style-name="T5">url</text:span><text:span text:style-name="T2"> = </text:span><text:span text:style-name="T6">"jdbc:postgresql://localhost:5432/TrabalhoFinal"</text:span><text:span text:style-name="T2">;</text:span></text:p>
      <text:p text:style-name="P3"><text:span text:style-name="T2"><text:s text:c="4"/></text:span><text:span text:style-name="T1">private</text:span><text:span text:style-name="T2"> Connection </text:span><text:span text:style-name="T5">connection</text:span><text:span text:style-name="T2">;</text:span></text:p>
      <text:p text:style-name="P3"><text:span text:style-name="T2"><text:s text:c="4"/></text:span><text:span text:style-name="T1">private</text:span><text:span text:style-name="T2"> String </text:span><text:span text:style-name="T5">user</text:span><text:span text:style-name="T2"> = </text:span><text:span text:style-name="T6">"postgres"</text:span><text:span text:style-name="T2">;</text:span></text:p>
      <text:p text:style-name="P3"><text:span text:style-name="T2"><text:s text:c="4"/></text:span><text:span text:style-name="T1">private</text:span><text:span text:style-name="T2"> String </text:span><text:span text:style-name="T5">senha</text:span><text:span text:style-name="T2"> = </text:span><text:span text:style-name="T6">"123"</text:span><text:span text:style-name="T2">;</text:span></text:p>
      <text:p text:style-name="P3"><text:span text:style-name="T2"><text:tab/></text:span></text:p>
      <text:p text:style-name="P3"><text:span text:style-name="T2"><text:s text:c="4"/></text:span></text:p>
      <text:p text:style-name="P3"><text:span text:style-name="T2"><text:s text:c="4"/></text:span><text:span text:style-name="T1">public</text:span><text:span text:style-name="T2"> AlunoDAO(){</text:span></text:p>
      <text:p text:style-name="P3"><text:span text:style-name="T2"><text:s text:c="4"/>} </text:span><text:span text:style-name="T9">//</text:span><text:span text:style-name="T10">Construtor</text:span></text:p>
      <text:p text:style-name="P3"><text:span text:style-name="T2"><text:s text:c="4"/></text:span></text:p>
      <text:p text:style-name="P3"><text:span text:style-name="T2"><text:s text:c="4"/></text:span></text:p>
      <text:p text:style-name="P3"><text:span text:style-name="T2"><text:s text:c="4"/></text:span><text:span text:style-name="T1">public</text:span><text:span text:style-name="T2"> </text:span><text:span text:style-name="T1">void</text:span><text:span text:style-name="T2"> cadastra(Aluno </text:span><text:span text:style-name="T11">aluno</text:span><text:span text:style-name="T2">) </text:span><text:span text:style-name="T1">throws</text:span><text:span text:style-name="T2"> ClassNotFoundException {</text:span></text:p>
      <text:p text:style-name="P3"><text:span text:style-name="T2"><text:s text:c="8"/>String </text:span><text:span text:style-name="T11">sql</text:span><text:span text:style-name="T2"> = </text:span><text:span text:style-name="T6">"insert into alunos(nome,matricula,telefone)values(?,?,?)"</text:span><text:span text:style-name="T2">;</text:span></text:p>
      <text:p text:style-name="P3"><text:span text:style-name="T2"><text:s text:c="8"/></text:span><text:span text:style-name="T1">try</text:span><text:span text:style-name="T2"> {</text:span></text:p>
      <text:p text:style-name="P3"><text:span text:style-name="T2"><text:s text:c="8"/>Class.</text:span><text:span text:style-name="T4">forName</text:span><text:span text:style-name="T2">(</text:span><text:span text:style-name="T6">"org.postgresql.Driver"</text:span><text:span text:style-name="T2">);</text:span></text:p>
      <text:p text:style-name="P3"><text:span text:style-name="T2"><text:s text:c="8"/></text:span><text:span text:style-name="T5">connection</text:span><text:span text:style-name="T2"> = DriverManager.</text:span><text:span text:style-name="T4">getConnection</text:span><text:span text:style-name="T2">(</text:span><text:span text:style-name="T5">url</text:span><text:span text:style-name="T2">, </text:span><text:span text:style-name="T5">user</text:span><text:span text:style-name="T2">, </text:span><text:span text:style-name="T5">senha</text:span><text:span text:style-name="T2">);</text:span></text:p>
      <text:p text:style-name="P3"><text:span text:style-name="T2"><text:s text:c="8"/></text:span><text:span text:style-name="T9">// prepared statement </text:span><text:span text:style-name="T10">para</text:span><text:span text:style-name="T9"> </text:span><text:span text:style-name="T10">inserção</text:span></text:p>
      <text:p text:style-name="P3"><text:span text:style-name="T2"><text:s text:c="8"/>PreparedStatement </text:span><text:span text:style-name="T11">stmt</text:span><text:span text:style-name="T2"> = </text:span><text:span text:style-name="T5">connection</text:span><text:span text:style-name="T2">.prepareStatement(</text:span><text:span text:style-name="T11">sql</text:span><text:span text:style-name="T2">);</text:span></text:p>
      <text:p text:style-name="P3"><text:span text:style-name="T2"><text:s text:c="8"/></text:span><text:span text:style-name="T9">// </text:span><text:span text:style-name="T10">seta</text:span><text:span text:style-name="T9"> </text:span><text:span text:style-name="T10">os</text:span><text:span text:style-name="T9"> </text:span><text:span text:style-name="T10">valores</text:span></text:p>
      <text:p text:style-name="P3"><text:span text:style-name="T2"><text:s text:c="8"/></text:span><text:span text:style-name="T11">stmt</text:span><text:span text:style-name="T2">.setString(1, </text:span><text:span text:style-name="T11">aluno</text:span><text:span text:style-name="T2">.getNome());</text:span></text:p>
      <text:p text:style-name="P3"><text:span text:style-name="T2"><text:s text:c="8"/></text:span><text:span text:style-name="T11">stmt</text:span><text:span text:style-name="T2">.setString(2, </text:span><text:span text:style-name="T11">aluno</text:span><text:span text:style-name="T2">.getMatricula());</text:span></text:p>
      <text:p text:style-name="P3"><text:span text:style-name="T2"><text:s text:c="8"/></text:span><text:span text:style-name="T11">stmt</text:span><text:span text:style-name="T2">.setString(3, </text:span><text:span text:style-name="T11">aluno</text:span><text:span text:style-name="T2">.getTelefone());</text:span></text:p>
      <text:p text:style-name="P3"><text:span text:style-name="T2"><text:s text:c="8"/></text:span><text:span text:style-name="T9">// </text:span><text:span text:style-name="T10">executa</text:span></text:p>
      <text:p text:style-name="P3"><text:span text:style-name="T2"><text:s text:c="8"/></text:span><text:span text:style-name="T11">stmt</text:span><text:span text:style-name="T2">.execute();</text:span></text:p>
      <text:p text:style-name="P3"><text:span text:style-name="T2"><text:s text:c="8"/></text:span><text:span text:style-name="T11">stmt</text:span><text:span text:style-name="T2">.close();</text:span></text:p>
      <text:p text:style-name="P3"><text:span text:style-name="T2"><text:s text:c="8"/>} </text:span><text:span text:style-name="T1">catch</text:span><text:span text:style-name="T2"> (SQLException </text:span><text:span text:style-name="T11">e</text:span><text:span text:style-name="T2">) {</text:span></text:p>
      <text:p text:style-name="P3"><text:span text:style-name="T2"><text:s text:c="8"/></text:span><text:span text:style-name="T1">throw</text:span><text:span text:style-name="T2"> </text:span><text:span text:style-name="T1">new</text:span><text:span text:style-name="T2"> RuntimeException(</text:span><text:span text:style-name="T11">e</text:span><text:span text:style-name="T2">);</text:span></text:p>
      <text:p text:style-name="P3"><text:span text:style-name="T2"><text:s text:c="8"/>}</text:span></text:p>
      <text:p text:style-name="P3"><text:span text:style-name="T2"><text:s text:c="4"/>}</text:span></text:p>
      <text:p text:style-name="P4"><text:soft-page-break/></text:p>
      <text:p text:style-name="P3"><text:span text:style-name="T2"><text:s text:c="4"/></text:span><text:span text:style-name="T1">public</text:span><text:span text:style-name="T2"> </text:span><text:span text:style-name="T1">void</text:span><text:span text:style-name="T2"> exclui(Aluno </text:span><text:span text:style-name="T11">aluno</text:span><text:span text:style-name="T2">) </text:span><text:span text:style-name="T1">throws</text:span><text:span text:style-name="T2"> ClassNotFoundException {</text:span></text:p>
      <text:p text:style-name="P3"><text:span text:style-name="T2"><text:s text:c="8"/>String </text:span><text:span text:style-name="T11">sql</text:span><text:span text:style-name="T2"> = </text:span><text:span text:style-name="T6">"delete from alunos where nome = ?"</text:span><text:span text:style-name="T2">;</text:span></text:p>
      <text:p text:style-name="P3"><text:span text:style-name="T2"><text:s text:c="8"/></text:span><text:span text:style-name="T1">try</text:span><text:span text:style-name="T2"> {</text:span></text:p>
      <text:p text:style-name="P3"><text:span text:style-name="T2"><text:s text:c="8"/>Class.</text:span><text:span text:style-name="T4">forName</text:span><text:span text:style-name="T2">(</text:span><text:span text:style-name="T6">"org.postgresql.Driver"</text:span><text:span text:style-name="T2">);</text:span></text:p>
      <text:p text:style-name="P3"><text:span text:style-name="T2"><text:s text:c="8"/></text:span><text:span text:style-name="T5">connection</text:span><text:span text:style-name="T2"> = DriverManager.</text:span><text:span text:style-name="T4">getConnection</text:span><text:span text:style-name="T2">(</text:span><text:span text:style-name="T5">url</text:span><text:span text:style-name="T2">, </text:span><text:span text:style-name="T6">"postgres"</text:span><text:span text:style-name="T2">, </text:span><text:span text:style-name="T6">"123"</text:span><text:span text:style-name="T2">);</text:span></text:p>
      <text:p text:style-name="P3"><text:span text:style-name="T2"><text:s text:c="8"/></text:span><text:span text:style-name="T9">// prepared statement </text:span><text:span text:style-name="T10">para</text:span><text:span text:style-name="T9"> </text:span><text:span text:style-name="T10">exclusão</text:span></text:p>
      <text:p text:style-name="P3"><text:span text:style-name="T2"><text:s text:c="8"/>PreparedStatement </text:span><text:span text:style-name="T11">stmt</text:span><text:span text:style-name="T2"> = </text:span><text:span text:style-name="T5">connection</text:span><text:span text:style-name="T2">.prepareStatement(</text:span><text:span text:style-name="T11">sql</text:span><text:span text:style-name="T2">);</text:span></text:p>
      <text:p text:style-name="P3"><text:span text:style-name="T2"><text:s text:c="8"/></text:span><text:span text:style-name="T9">// </text:span><text:span text:style-name="T10">seta</text:span><text:span text:style-name="T9"> </text:span><text:span text:style-name="T10">os</text:span><text:span text:style-name="T9"> </text:span><text:span text:style-name="T10">valores</text:span></text:p>
      <text:p text:style-name="P3"><text:span text:style-name="T2"><text:s text:c="8"/></text:span><text:span text:style-name="T11">stmt</text:span><text:span text:style-name="T2">.setString(1, </text:span><text:span text:style-name="T11">aluno</text:span><text:span text:style-name="T2">.getNome());</text:span></text:p>
      <text:p text:style-name="P3"><text:span text:style-name="T2"><text:s text:c="8"/></text:span><text:span text:style-name="T9">// </text:span><text:span text:style-name="T10">executa</text:span></text:p>
      <text:p text:style-name="P3"><text:span text:style-name="T2"><text:s text:c="8"/></text:span><text:span text:style-name="T11">stmt</text:span><text:span text:style-name="T2">.execute();</text:span></text:p>
      <text:p text:style-name="P3"><text:span text:style-name="T2"><text:s text:c="8"/></text:span><text:span text:style-name="T11">stmt</text:span><text:span text:style-name="T2">.close();</text:span></text:p>
      <text:p text:style-name="P3"><text:span text:style-name="T2"><text:s text:c="8"/>} </text:span><text:span text:style-name="T1">catch</text:span><text:span text:style-name="T2"> (SQLException </text:span><text:span text:style-name="T11">e</text:span><text:span text:style-name="T2">) {</text:span></text:p>
      <text:p text:style-name="P3"><text:span text:style-name="T2"><text:s text:c="8"/></text:span><text:span text:style-name="T1">throw</text:span><text:span text:style-name="T2"> </text:span><text:span text:style-name="T1">new</text:span><text:span text:style-name="T2"> RuntimeException(</text:span><text:span text:style-name="T11">e</text:span><text:span text:style-name="T2">);</text:span></text:p>
      <text:p text:style-name="P3"><text:span text:style-name="T2"><text:s text:c="8"/>}</text:span></text:p>
      <text:p text:style-name="P3"><text:span text:style-name="T2"><text:s text:c="4"/>}</text:span></text:p>
      <text:p text:style-name="P4"/>
      <text:p text:style-name="P3"><text:span text:style-name="T2"><text:s text:c="2"/></text:span></text:p>
      <text:p text:style-name="P3"><text:span text:style-name="T2"><text:s text:c="4"/></text:span><text:span text:style-name="T1">public</text:span><text:span text:style-name="T2"> ArrayList&lt;Aluno&gt; consulta(Aluno </text:span><text:span text:style-name="T11">aluno</text:span><text:span text:style-name="T2">) </text:span><text:span text:style-name="T1">throws</text:span><text:span text:style-name="T2"> ClassNotFoundException{</text:span></text:p>
      <text:p text:style-name="P3"><text:span text:style-name="T2"><text:s text:c="4"/><text:tab/>String </text:span><text:span text:style-name="T11">sql</text:span><text:span text:style-name="T2"> = </text:span><text:span text:style-name="T6">"select * from alunos where nome = ?"</text:span><text:span text:style-name="T2">;</text:span></text:p>
      <text:p text:style-name="P3"><text:span text:style-name="T2"><text:s text:c="4"/><text:tab/></text:span><text:span text:style-name="T1">try</text:span><text:span text:style-name="T2"> {</text:span></text:p>
      <text:p text:style-name="P3"><text:span text:style-name="T2"><text:s text:c="12"/>Class.</text:span><text:span text:style-name="T4">forName</text:span><text:span text:style-name="T2">(</text:span><text:span text:style-name="T6">"org.postgresql.Driver"</text:span><text:span text:style-name="T2">);</text:span></text:p>
      <text:p text:style-name="P3"><text:span text:style-name="T2"><text:s text:c="12"/></text:span><text:span text:style-name="T5">connection</text:span><text:span text:style-name="T2"> = DriverManager.</text:span><text:span text:style-name="T4">getConnection</text:span><text:span text:style-name="T2">(</text:span><text:span text:style-name="T5">url</text:span><text:span text:style-name="T2">, </text:span><text:span text:style-name="T6">"postgres"</text:span><text:span text:style-name="T2">, </text:span><text:span text:style-name="T6">"123"</text:span><text:span text:style-name="T2">);</text:span></text:p>
      <text:p text:style-name="P3"><text:span text:style-name="T2"><text:s text:c="12"/></text:span><text:span text:style-name="T9">// prepared statement </text:span><text:span text:style-name="T10">para</text:span><text:span text:style-name="T9"> </text:span><text:span text:style-name="T10">exclusão</text:span></text:p>
      <text:p text:style-name="P3"><text:span text:style-name="T2"><text:s text:c="12"/>PreparedStatement </text:span><text:span text:style-name="T11">stmt</text:span><text:span text:style-name="T2"> = </text:span><text:span text:style-name="T5">connection</text:span><text:span text:style-name="T2">.prepareStatement(</text:span><text:span text:style-name="T11">sql</text:span><text:span text:style-name="T2">);</text:span></text:p>
      <text:p text:style-name="P3"><text:span text:style-name="T2"><text:s text:c="12"/></text:span><text:span text:style-name="T9">// </text:span><text:span text:style-name="T10">seta</text:span><text:span text:style-name="T9"> </text:span><text:span text:style-name="T10">os</text:span><text:span text:style-name="T9"> </text:span><text:span text:style-name="T10">valores</text:span></text:p>
      <text:p text:style-name="P3"><text:span text:style-name="T2"><text:s text:c="12"/></text:span><text:span text:style-name="T11">stmt</text:span><text:span text:style-name="T2">.setString(1, </text:span><text:span text:style-name="T11">aluno</text:span><text:span text:style-name="T2">.getNome());</text:span></text:p>
      <text:p text:style-name="P3"><text:span text:style-name="T2"><text:s text:c="8"/></text:span></text:p>
      <text:p text:style-name="P3"><text:span text:style-name="T2"><text:s text:c="12"/>ResultSet </text:span><text:span text:style-name="T11">rs</text:span><text:span text:style-name="T2"> = </text:span><text:span text:style-name="T11">stmt</text:span><text:span text:style-name="T2">.executeQuery();</text:span></text:p>
      <text:p text:style-name="P3"><text:span text:style-name="T2"><text:s text:c="12"/></text:span></text:p>
      <text:p text:style-name="P3"><text:span text:style-name="T2"><text:s text:c="12"/>ArrayList&lt;Aluno&gt; </text:span><text:span text:style-name="T11">alunos</text:span><text:span text:style-name="T2"> = </text:span><text:span text:style-name="T1">new</text:span><text:span text:style-name="T2"> ArrayList&lt;Aluno&gt;();</text:span></text:p>
      <text:p text:style-name="P3"><text:span text:style-name="T2"><text:s text:c="12"/></text:span></text:p>
      <text:p text:style-name="P3"><text:span text:style-name="T2"><text:s text:c="12"/></text:span><text:span text:style-name="T1">while</text:span><text:span text:style-name="T2">(</text:span><text:span text:style-name="T11">rs</text:span><text:span text:style-name="T2">.next()) {</text:span></text:p>
      <text:p text:style-name="P3"><text:span text:style-name="T2"><text:s text:c="12"/><text:tab/>Aluno </text:span><text:span text:style-name="T11">Aluno</text:span><text:span text:style-name="T2"> = </text:span><text:span text:style-name="T1">new</text:span><text:span text:style-name="T2"> Aluno();</text:span></text:p>
      <text:p text:style-name="P3"><text:span text:style-name="T2"><text:s text:c="12"/><text:tab/></text:span><text:span text:style-name="T11">Aluno</text:span><text:span text:style-name="T2">.setNome(</text:span><text:span text:style-name="T11">rs</text:span><text:span text:style-name="T2">.getString(</text:span><text:span text:style-name="T6">"nome"</text:span><text:span text:style-name="T2">));</text:span></text:p>
      <text:p text:style-name="P3"><text:span text:style-name="T2"><text:s text:c="12"/><text:tab/></text:span><text:span text:style-name="T11">Aluno</text:span><text:span text:style-name="T2">.setMatricula(</text:span><text:span text:style-name="T11">rs</text:span><text:span text:style-name="T2">.getString(</text:span><text:span text:style-name="T6">"matricula"</text:span><text:span text:style-name="T2">));</text:span></text:p>
      <text:p text:style-name="P3"><text:span text:style-name="T2"><text:s text:c="12"/><text:tab/></text:span><text:span text:style-name="T11">Aluno</text:span><text:span text:style-name="T2">.setTelefone(</text:span><text:span text:style-name="T11">rs</text:span><text:span text:style-name="T2">.getString(</text:span><text:span text:style-name="T6">"telefone"</text:span><text:span text:style-name="T2">));</text:span></text:p>
      <text:p text:style-name="P3"><text:span text:style-name="T2"><text:s text:c="12"/><text:tab/></text:span></text:p>
      <text:p text:style-name="P3"><text:span text:style-name="T2"><text:s text:c="12"/><text:tab/></text:span><text:span text:style-name="T11">alunos</text:span><text:span text:style-name="T2">.add(</text:span><text:span text:style-name="T11">Aluno</text:span><text:span text:style-name="T2">);</text:span></text:p>
      <text:p text:style-name="P3"><text:span text:style-name="T2"><text:s text:c="12"/>}</text:span></text:p>
      <text:p text:style-name="P3"><text:span text:style-name="T2"><text:s text:c="12"/></text:span><text:span text:style-name="T11">rs</text:span><text:span text:style-name="T2">.close();</text:span></text:p>
      <text:p text:style-name="P3"><text:span text:style-name="T2"><text:s text:c="12"/></text:span><text:span text:style-name="T11">stmt</text:span><text:span text:style-name="T2">.close();</text:span></text:p>
      <text:p text:style-name="P3"><text:span text:style-name="T2"><text:s text:c="12"/></text:span><text:span text:style-name="T1">return</text:span><text:span text:style-name="T2"> </text:span><text:span text:style-name="T11">alunos</text:span><text:span text:style-name="T2">;</text:span></text:p>
      <text:p text:style-name="P3"><text:span text:style-name="T2"><text:s text:c="12"/>} </text:span><text:span text:style-name="T1">catch</text:span><text:span text:style-name="T2"> (SQLException </text:span><text:span text:style-name="T11">e</text:span><text:span text:style-name="T2">) {</text:span></text:p>
      <text:p text:style-name="P3"><text:span text:style-name="T2"><text:s text:c="12"/></text:span><text:span text:style-name="T1">throw</text:span><text:span text:style-name="T2"> </text:span><text:span text:style-name="T1">new</text:span><text:span text:style-name="T2"> RuntimeException(</text:span><text:span text:style-name="T11">e</text:span><text:span text:style-name="T2">);</text:span></text:p>
      <text:p text:style-name="P3"><text:span text:style-name="T2"><text:s text:c="12"/>}</text:span></text:p>
      <text:p text:style-name="P4"/>
      <text:p text:style-name="P3"><text:span text:style-name="T2"><text:s text:c="4"/>}</text:span></text:p>
      <text:p text:style-name="P3"><text:span text:style-name="T2"><text:s text:c="4"/></text:span></text:p>
      <text:p text:style-name="P3"><text:span text:style-name="T2"><text:s text:c="4"/></text:span><text:span text:style-name="T1">public</text:span><text:span text:style-name="T2"> ArrayList&lt;Aluno&gt; consultaTudo() </text:span><text:span text:style-name="T1">throws</text:span><text:span text:style-name="T2"> ClassNotFoundException{</text:span></text:p>
      <text:p text:style-name="P3"><text:span text:style-name="T2"><text:s text:c="4"/><text:tab/>String </text:span><text:span text:style-name="T11">sql</text:span><text:span text:style-name="T2"> = </text:span><text:span text:style-name="T6">"select * from alunos"</text:span><text:span text:style-name="T2">;</text:span></text:p>
      <text:p text:style-name="P3"><text:span text:style-name="T2"><text:s text:c="4"/><text:tab/></text:span><text:span text:style-name="T1">try</text:span><text:span text:style-name="T2"> {</text:span></text:p>
      <text:p text:style-name="P3"><text:span text:style-name="T2"><text:s text:c="4"/><text:tab/><text:tab/>Class.</text:span><text:span text:style-name="T4">forName</text:span><text:span text:style-name="T2">(</text:span><text:span text:style-name="T6">"org.postgresql.Driver"</text:span><text:span text:style-name="T2">);</text:span></text:p>
      <text:p text:style-name="P3"><text:span text:style-name="T2"><text:s text:c="12"/></text:span><text:span text:style-name="T5">connection</text:span><text:span text:style-name="T2"> = DriverManager.</text:span><text:span text:style-name="T4">getConnection</text:span><text:span text:style-name="T2">(</text:span><text:span text:style-name="T5">url</text:span><text:span text:style-name="T2">, </text:span><text:span text:style-name="T6">"postgres"</text:span><text:span text:style-name="T2">, </text:span><text:span text:style-name="T6">"123"</text:span><text:span text:style-name="T2">);</text:span></text:p>
      <text:p text:style-name="P3"><text:span text:style-name="T2"><text:s text:c="12"/></text:span></text:p>
      <text:p text:style-name="P3"><text:span text:style-name="T2"><text:s text:c="12"/>PreparedStatement </text:span><text:span text:style-name="T11">stmt</text:span><text:span text:style-name="T2"> = </text:span><text:span text:style-name="T5">connection</text:span><text:span text:style-name="T2">.prepareStatement(</text:span><text:span text:style-name="T11">sql</text:span><text:span text:style-name="T2">);</text:span></text:p>
      <text:p text:style-name="P3"><text:span text:style-name="T2"><text:s text:c="4"/><text:tab/><text:tab/>ArrayList&lt;Aluno&gt; </text:span><text:span text:style-name="T11">alunos</text:span><text:span text:style-name="T2"> = </text:span><text:span text:style-name="T1">new</text:span><text:span text:style-name="T2"> ArrayList&lt;Aluno&gt;();</text:span></text:p>
      <text:p text:style-name="P3"><text:soft-page-break/><text:span text:style-name="T2"><text:s text:c="4"/><text:tab/><text:tab/></text:span></text:p>
      <text:p text:style-name="P4"/>
      <text:p text:style-name="P3"><text:span text:style-name="T2"><text:s text:c="4"/><text:tab/><text:tab/>ResultSet </text:span><text:span text:style-name="T11">rs</text:span><text:span text:style-name="T2"> = </text:span><text:span text:style-name="T11">stmt</text:span><text:span text:style-name="T2">.executeQuery();</text:span></text:p>
      <text:p text:style-name="P3"><text:span text:style-name="T2"><text:s text:c="4"/></text:span></text:p>
      <text:p text:style-name="P3"><text:span text:style-name="T2"><text:s text:c="4"/><text:tab/><text:tab/></text:span><text:span text:style-name="T1">while</text:span><text:span text:style-name="T2">(</text:span><text:span text:style-name="T11">rs</text:span><text:span text:style-name="T2">.next()) {</text:span></text:p>
      <text:p text:style-name="P3"><text:span text:style-name="T2"><text:s text:c="4"/><text:tab/><text:tab/><text:tab/>Aluno </text:span><text:span text:style-name="T11">Aluno1</text:span><text:span text:style-name="T2"> = </text:span><text:span text:style-name="T1">new</text:span><text:span text:style-name="T2"> Aluno();</text:span></text:p>
      <text:p text:style-name="P3"><text:span text:style-name="T2"><text:s text:c="12"/><text:tab/></text:span><text:span text:style-name="T11">Aluno1</text:span><text:span text:style-name="T2">.setNome(</text:span><text:span text:style-name="T11">rs</text:span><text:span text:style-name="T2">.getString(</text:span><text:span text:style-name="T6">"nome"</text:span><text:span text:style-name="T2">));</text:span></text:p>
      <text:p text:style-name="P3"><text:span text:style-name="T2"><text:s text:c="12"/><text:tab/></text:span><text:span text:style-name="T11">Aluno1</text:span><text:span text:style-name="T2">.setMatricula(</text:span><text:span text:style-name="T11">rs</text:span><text:span text:style-name="T2">.getString(</text:span><text:span text:style-name="T6">"matricula"</text:span><text:span text:style-name="T2">));</text:span></text:p>
      <text:p text:style-name="P3"><text:span text:style-name="T2"><text:s text:c="12"/><text:tab/></text:span><text:span text:style-name="T11">Aluno1</text:span><text:span text:style-name="T2">.setTelefone(</text:span><text:span text:style-name="T11">rs</text:span><text:span text:style-name="T2">.getString(</text:span><text:span text:style-name="T6">"telefone"</text:span><text:span text:style-name="T2">));</text:span></text:p>
      <text:p text:style-name="P3"><text:span text:style-name="T2"><text:s text:c="12"/><text:tab/></text:span></text:p>
      <text:p text:style-name="P3"><text:span text:style-name="T2"><text:s text:c="12"/><text:tab/></text:span><text:span text:style-name="T11">alunos</text:span><text:span text:style-name="T2">.add(</text:span><text:span text:style-name="T11">Aluno1</text:span><text:span text:style-name="T2">);</text:span></text:p>
      <text:p text:style-name="P3"><text:span text:style-name="T2"><text:s text:c="4"/><text:tab/><text:tab/>}</text:span></text:p>
      <text:p text:style-name="P3"><text:span text:style-name="T2"><text:s text:c="4"/><text:tab/></text:span></text:p>
      <text:p text:style-name="P3"><text:span text:style-name="T2"><text:s text:c="4"/><text:tab/></text:span><text:span text:style-name="T11">rs</text:span><text:span text:style-name="T2">.close();</text:span></text:p>
      <text:p text:style-name="P3"><text:span text:style-name="T2"><text:s text:c="8"/></text:span><text:span text:style-name="T11">stmt</text:span><text:span text:style-name="T2">.close();</text:span></text:p>
      <text:p text:style-name="P3"><text:span text:style-name="T2"><text:tab/><text:tab/></text:span><text:span text:style-name="T1">return</text:span><text:span text:style-name="T2"> </text:span><text:span text:style-name="T11">alunos</text:span><text:span text:style-name="T2">;</text:span></text:p>
      <text:p text:style-name="P3"><text:span text:style-name="T2"><text:s text:c="4"/><text:tab/>}</text:span><text:span text:style-name="T1">catch</text:span><text:span text:style-name="T2"> (SQLException </text:span><text:span text:style-name="T11">e</text:span><text:span text:style-name="T2">) {</text:span></text:p>
      <text:p text:style-name="P3"><text:span text:style-name="T2"><text:s text:c="4"/><text:tab/><text:tab/></text:span><text:span text:style-name="T1">throw</text:span><text:span text:style-name="T2"> </text:span><text:span text:style-name="T1">new</text:span><text:span text:style-name="T2"> RuntimeException(</text:span><text:span text:style-name="T11">e</text:span><text:span text:style-name="T2">);</text:span></text:p>
      <text:p text:style-name="P3"><text:span text:style-name="T2"><text:s text:c="8"/>}</text:span></text:p>
      <text:p text:style-name="P3"><text:span text:style-name="T2"><text:s text:c="4"/><text:tab/></text:span></text:p>
      <text:p text:style-name="P3"><text:span text:style-name="T2"><text:s text:c="4"/>}</text:span></text:p>
      <text:p text:style-name="P3"><text:span text:style-name="T2"><text:s text:c="4"/></text:span></text:p>
      <text:p text:style-name="P3"><text:span text:style-name="T2"><text:s text:c="4"/></text:span></text:p>
      <text:p text:style-name="P3"><text:span text:style-name="T2"><text:s text:c="4"/></text:span><text:span text:style-name="T1">public</text:span><text:span text:style-name="T2"> </text:span><text:span text:style-name="T1">void</text:span><text:span text:style-name="T2"> update(Aluno </text:span><text:span text:style-name="T11">aluno</text:span><text:span text:style-name="T2">) </text:span><text:span text:style-name="T1">throws</text:span><text:span text:style-name="T2"> ClassNotFoundException {</text:span></text:p>
      <text:p text:style-name="P3"><text:span text:style-name="T2"><text:s text:c="8"/>String </text:span><text:span text:style-name="T11">sql</text:span><text:span text:style-name="T2"> = </text:span><text:span text:style-name="T6">"update alunos set nome = ?,matricula = ?,telefone = ? where nome = ?"</text:span><text:span text:style-name="T2">;</text:span></text:p>
      <text:p text:style-name="P3"><text:span text:style-name="T2"><text:s text:c="8"/></text:span><text:span text:style-name="T1">try</text:span><text:span text:style-name="T2"> {</text:span></text:p>
      <text:p text:style-name="P3"><text:span text:style-name="T2"><text:s text:c="8"/>Class.</text:span><text:span text:style-name="T4">forName</text:span><text:span text:style-name="T2">(</text:span><text:span text:style-name="T6">"org.postgresql.Driver"</text:span><text:span text:style-name="T2">);</text:span></text:p>
      <text:p text:style-name="P3"><text:span text:style-name="T2"><text:s text:c="8"/></text:span><text:span text:style-name="T5">connection</text:span><text:span text:style-name="T2"> = DriverManager.</text:span><text:span text:style-name="T4">getConnection</text:span><text:span text:style-name="T2">(</text:span><text:span text:style-name="T5">url</text:span><text:span text:style-name="T2">, </text:span><text:span text:style-name="T5">user</text:span><text:span text:style-name="T2">, </text:span><text:span text:style-name="T5">senha</text:span><text:span text:style-name="T2">);</text:span></text:p>
      <text:p text:style-name="P3"><text:span text:style-name="T2"><text:s text:c="8"/></text:span><text:span text:style-name="T9">// prepared statement </text:span><text:span text:style-name="T10">para</text:span><text:span text:style-name="T9"> </text:span><text:span text:style-name="T10">inserção</text:span></text:p>
      <text:p text:style-name="P3"><text:span text:style-name="T2"><text:s text:c="8"/>PreparedStatement </text:span><text:span text:style-name="T11">stmt</text:span><text:span text:style-name="T2"> = </text:span><text:span text:style-name="T5">connection</text:span><text:span text:style-name="T2">.prepareStatement(</text:span><text:span text:style-name="T11">sql</text:span><text:span text:style-name="T2">);</text:span></text:p>
      <text:p text:style-name="P3"><text:span text:style-name="T2"><text:s text:c="8"/></text:span><text:span text:style-name="T9">// </text:span><text:span text:style-name="T10">seta</text:span><text:span text:style-name="T9"> </text:span><text:span text:style-name="T10">os</text:span><text:span text:style-name="T9"> </text:span><text:span text:style-name="T10">valores</text:span></text:p>
      <text:p text:style-name="P3"><text:span text:style-name="T2"><text:s text:c="8"/></text:span><text:span text:style-name="T11">stmt</text:span><text:span text:style-name="T2">.setString(4, </text:span><text:span text:style-name="T11">aluno</text:span><text:span text:style-name="T2">.getNome());</text:span></text:p>
      <text:p text:style-name="P3"><text:span text:style-name="T2"><text:s text:c="8"/></text:span><text:span text:style-name="T11">stmt</text:span><text:span text:style-name="T2">.setString(2, </text:span><text:span text:style-name="T11">aluno</text:span><text:span text:style-name="T2">.getMatricula());</text:span></text:p>
      <text:p text:style-name="P3"><text:span text:style-name="T2"><text:s text:c="8"/></text:span><text:span text:style-name="T11">stmt</text:span><text:span text:style-name="T2">.setString(3, </text:span><text:span text:style-name="T11">aluno</text:span><text:span text:style-name="T2">.getTelefone());</text:span></text:p>
      <text:p text:style-name="P3"><text:span text:style-name="T2"><text:s text:c="8"/></text:span><text:span text:style-name="T11">stmt</text:span><text:span text:style-name="T2">.setString(1, </text:span><text:span text:style-name="T11">aluno</text:span><text:span text:style-name="T2">.getNomeNovo());</text:span></text:p>
      <text:p text:style-name="P3"><text:span text:style-name="T2"><text:s text:c="8"/></text:span><text:span text:style-name="T9">// </text:span><text:span text:style-name="T10">executa</text:span></text:p>
      <text:p text:style-name="P3"><text:span text:style-name="T2"><text:s text:c="8"/></text:span><text:span text:style-name="T11">stmt</text:span><text:span text:style-name="T2">.execute();</text:span></text:p>
      <text:p text:style-name="P3"><text:span text:style-name="T2"><text:s text:c="8"/></text:span><text:span text:style-name="T11">stmt</text:span><text:span text:style-name="T2">.close();</text:span></text:p>
      <text:p text:style-name="P3"><text:span text:style-name="T2"><text:s text:c="8"/>} </text:span><text:span text:style-name="T1">catch</text:span><text:span text:style-name="T2"> (SQLException </text:span><text:span text:style-name="T11">e</text:span><text:span text:style-name="T2">) {</text:span></text:p>
      <text:p text:style-name="P3"><text:span text:style-name="T2"><text:s text:c="8"/></text:span><text:span text:style-name="T1">throw</text:span><text:span text:style-name="T2"> </text:span><text:span text:style-name="T1">new</text:span><text:span text:style-name="T2"> RuntimeException(</text:span><text:span text:style-name="T11">e</text:span><text:span text:style-name="T2">);</text:span></text:p>
      <text:p text:style-name="P3"><text:span text:style-name="T2"><text:s text:c="8"/>}</text:span></text:p>
      <text:p text:style-name="P3"><text:span text:style-name="T2"><text:s text:c="4"/>}</text:span></text:p>
      <text:p text:style-name="P3"><text:span text:style-name="T2"><text:s text:c="4"/></text:span></text:p>
      <text:p text:style-name="P3"><text:span text:style-name="T2"><text:s text:c="4"/></text:span></text:p>
      <text:p text:style-name="P4"/>
      <text:p text:style-name="P1"><text:span text:style-name="T2">}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==========================================================================================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Aluno.java</text:span></text:p>
      <text:p text:style-name="P1"><text:span text:style-name="T2"/></text:p>
      <text:p text:style-name="P1"><text:span text:style-name="T2"/></text:p>
      <text:p text:style-name="P5"><text:span text:style-name="T1">package</text:span><text:span text:style-name="T2"> objeto;</text:span></text:p>
      <text:p text:style-name="P4"/>
      <text:p text:style-name="P3"><text:span text:style-name="T1">public</text:span><text:span text:style-name="T2"> </text:span><text:span text:style-name="T1">class</text:span><text:span text:style-name="T2"> Aluno {</text:span></text:p>
      <text:p text:style-name="P3"><text:span text:style-name="T2"><text:tab/><text:tab/></text:span><text:span text:style-name="T1">public</text:span><text:span text:style-name="T2"> String </text:span><text:span text:style-name="T5">nome</text:span><text:span text:style-name="T2">;</text:span></text:p>
      <text:p text:style-name="P3"><text:span text:style-name="T2"><text:tab/><text:tab/></text:span><text:span text:style-name="T1">public</text:span><text:span text:style-name="T2"> String </text:span><text:span text:style-name="T5">nomeNovo</text:span><text:span text:style-name="T2">;</text:span></text:p>
      <text:p text:style-name="P3"><text:span text:style-name="T2"><text:tab/><text:tab/></text:span><text:span text:style-name="T1">public</text:span><text:span text:style-name="T2"> String </text:span><text:span text:style-name="T5">matricula</text:span><text:span text:style-name="T2">;</text:span></text:p>
      <text:p text:style-name="P3"><text:span text:style-name="T2"><text:tab/> <text:s text:c="3"/></text:span><text:span text:style-name="T1">public</text:span><text:span text:style-name="T2"> String </text:span><text:span text:style-name="T5">telefone</text:span><text:span text:style-name="T2">;</text:span></text:p>
      <text:p text:style-name="P3"><text:span text:style-name="T2"><text:tab/> <text:s text:c="3"/></text:span></text:p>
      <text:p text:style-name="P3"><text:span text:style-name="T2"><text:tab/> <text:s text:c="3"/></text:span><text:span text:style-name="T1">public</text:span><text:span text:style-name="T2"> String getNomeNovo() {</text:span></text:p>
      <text:p text:style-name="P3"><text:span text:style-name="T2"><text:tab/><text:tab/><text:tab/></text:span><text:span text:style-name="T1">return</text:span><text:span text:style-name="T2"> </text:span><text:span text:style-name="T5">nomeNovo</text:span><text:span text:style-name="T2">;</text:span></text:p>
      <text:p text:style-name="P3"><text:span text:style-name="T2"><text:tab/><text:tab/>}</text:span></text:p>
      <text:p text:style-name="P3"><text:span text:style-name="T2"><text:tab/><text:tab/></text:span><text:span text:style-name="T1">public</text:span><text:span text:style-name="T2"> </text:span><text:span text:style-name="T1">void</text:span><text:span text:style-name="T2"> setNomeNovo(String </text:span><text:span text:style-name="T12">nomeNovo</text:span><text:span text:style-name="T2">) {</text:span></text:p>
      <text:p text:style-name="P3"><text:span text:style-name="T2"><text:tab/><text:tab/><text:tab/></text:span><text:span text:style-name="T1">this</text:span><text:span text:style-name="T2">.</text:span><text:span text:style-name="T5">nomeNovo</text:span><text:span text:style-name="T2"> = </text:span><text:span text:style-name="T13">nomeNovo</text:span><text:span text:style-name="T2">;</text:span></text:p>
      <text:p text:style-name="P3"><text:span text:style-name="T2"><text:tab/><text:tab/>}</text:span></text:p>
      <text:p text:style-name="P3"><text:span text:style-name="T2"><text:tab/><text:tab/></text:span><text:span text:style-name="T1">public</text:span><text:span text:style-name="T2"> String getNome() {</text:span></text:p>
      <text:p text:style-name="P3"><text:span text:style-name="T2"><text:tab/><text:tab/><text:tab/></text:span><text:span text:style-name="T1">return</text:span><text:span text:style-name="T2"> </text:span><text:span text:style-name="T5">nome</text:span><text:span text:style-name="T2">;</text:span></text:p>
      <text:p text:style-name="P3"><text:span text:style-name="T2"><text:tab/><text:tab/>}</text:span></text:p>
      <text:p text:style-name="P3"><text:span text:style-name="T2"><text:tab/><text:tab/></text:span><text:span text:style-name="T1">public</text:span><text:span text:style-name="T2"> </text:span><text:span text:style-name="T1">void</text:span><text:span text:style-name="T2"> setNome(String </text:span><text:span text:style-name="T11">nome</text:span><text:span text:style-name="T2">) {</text:span></text:p>
      <text:p text:style-name="P3"><text:span text:style-name="T2"><text:tab/><text:tab/><text:tab/></text:span><text:span text:style-name="T1">this</text:span><text:span text:style-name="T2">.</text:span><text:span text:style-name="T5">nome</text:span><text:span text:style-name="T2"> = </text:span><text:span text:style-name="T11">nome</text:span><text:span text:style-name="T2">;</text:span></text:p>
      <text:p text:style-name="P3"><text:span text:style-name="T2"><text:tab/><text:tab/>}</text:span></text:p>
      <text:p text:style-name="P3"><text:span text:style-name="T2"><text:tab/><text:tab/></text:span><text:span text:style-name="T1">public</text:span><text:span text:style-name="T2"> String getMatricula() {</text:span></text:p>
      <text:p text:style-name="P3"><text:span text:style-name="T2"><text:tab/><text:tab/><text:tab/></text:span><text:span text:style-name="T1">return</text:span><text:span text:style-name="T2"> </text:span><text:span text:style-name="T5">matricula</text:span><text:span text:style-name="T2">;</text:span></text:p>
      <text:p text:style-name="P3"><text:span text:style-name="T2"><text:tab/><text:tab/>}</text:span></text:p>
      <text:p text:style-name="P3"><text:span text:style-name="T2"><text:tab/><text:tab/></text:span><text:span text:style-name="T1">public</text:span><text:span text:style-name="T2"> </text:span><text:span text:style-name="T1">void</text:span><text:span text:style-name="T2"> setMatricula(String </text:span><text:span text:style-name="T11">matricula</text:span><text:span text:style-name="T2">) {</text:span></text:p>
      <text:p text:style-name="P3"><text:span text:style-name="T2"><text:tab/><text:tab/><text:tab/></text:span><text:span text:style-name="T1">this</text:span><text:span text:style-name="T2">.</text:span><text:span text:style-name="T5">matricula</text:span><text:span text:style-name="T2"> = </text:span><text:span text:style-name="T11">matricula</text:span><text:span text:style-name="T2">;</text:span></text:p>
      <text:p text:style-name="P3"><text:span text:style-name="T2"><text:tab/><text:tab/>}</text:span></text:p>
      <text:p text:style-name="P3"><text:span text:style-name="T2"><text:tab/><text:tab/></text:span><text:span text:style-name="T1">public</text:span><text:span text:style-name="T2"> String getTelefone() {</text:span></text:p>
      <text:p text:style-name="P3"><text:span text:style-name="T2"><text:tab/><text:tab/><text:tab/></text:span><text:span text:style-name="T1">return</text:span><text:span text:style-name="T2"> </text:span><text:span text:style-name="T5">telefone</text:span><text:span text:style-name="T2">;</text:span></text:p>
      <text:p text:style-name="P3"><text:span text:style-name="T2"><text:tab/><text:tab/>}</text:span></text:p>
      <text:p text:style-name="P3"><text:span text:style-name="T2"><text:tab/><text:tab/></text:span><text:span text:style-name="T1">public</text:span><text:span text:style-name="T2"> </text:span><text:span text:style-name="T1">void</text:span><text:span text:style-name="T2"> setTelefone(String </text:span><text:span text:style-name="T11">telefone</text:span><text:span text:style-name="T2">) {</text:span></text:p>
      <text:p text:style-name="P3"><text:span text:style-name="T2"><text:tab/><text:tab/><text:tab/></text:span><text:span text:style-name="T1">this</text:span><text:span text:style-name="T2">.</text:span><text:span text:style-name="T5">telefone</text:span><text:span text:style-name="T2"> = </text:span><text:span text:style-name="T11">telefone</text:span><text:span text:style-name="T2">;</text:span></text:p>
      <text:p text:style-name="P3"><text:span text:style-name="T2"><text:tab/><text:tab/>}</text:span></text:p>
      <text:p text:style-name="P3"><text:span text:style-name="T2">}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==========================================================================================</text:span></text:p>
      <text:p text:style-name="P1"><text:span text:style-name="T2"/></text:p>
      <text:p text:style-name="P1"><text:span text:style-name="T2">criarServlet.java</text:span></text:p>
      <text:p text:style-name="P1"><text:span text:style-name="T2"/></text:p>
      <text:p text:style-name="P1"><text:span text:style-name="T2"/></text:p>
      <text:p text:style-name="P1"><text:span text:style-name="T2">package servlet;</text:span></text:p>
      <text:p text:style-name="P1"><text:span text:style-name="T2"/></text:p>
      <text:p text:style-name="P1"><text:span text:style-name="T2">import java.io.IOException;</text:span></text:p>
      <text:p text:style-name="P1"><text:span text:style-name="T2">import java.io.PrintWriter;</text:span></text:p>
      <text:p text:style-name="P1"><text:span text:style-name="T2">import java.util.ArrayList;</text:span></text:p>
      <text:p text:style-name="P1"><text:span text:style-name="T2"/></text:p>
      <text:p text:style-name="P1"><text:span text:style-name="T2">import javax.servlet.ServletException;</text:span></text:p>
      <text:p text:style-name="P1"><text:span text:style-name="T2">import javax.servlet.annotation.WebServlet;</text:span></text:p>
      <text:p text:style-name="P1"><text:span text:style-name="T2">import javax.servlet.http.HttpServlet;</text:span></text:p>
      <text:p text:style-name="P1"><text:span text:style-name="T2">import javax.servlet.http.HttpServletRequest;</text:span></text:p>
      <text:p text:style-name="P1"><text:span text:style-name="T2">import javax.servlet.http.HttpServletResponse;</text:span></text:p>
      <text:p text:style-name="P1"><text:span text:style-name="T2"/></text:p>
      <text:p text:style-name="P1"><text:span text:style-name="T2">import db.AlunoDAO;</text:span></text:p>
      <text:p text:style-name="P1"><text:span text:style-name="T2">import objeto.Aluno;</text:span></text:p>
      <text:p text:style-name="P1"><text:span text:style-name="T2"/></text:p>
      <text:p text:style-name="P1"><text:span text:style-name="T2">/**</text:span></text:p>
      <text:p text:style-name="P1"><text:span text:style-name="T2"><text:s/>* Servlet implementation class criarServlet</text:span></text:p>
      <text:p text:style-name="P1"><text:span text:style-name="T2"><text:s/>*/</text:span></text:p>
      <text:p text:style-name="P1"><text:span text:style-name="T2">@WebServlet("/criarServlet")</text:span></text:p>
      <text:p text:style-name="P1"><text:span text:style-name="T2">public class criarServlet extends HttpServlet {</text:span></text:p>
      <text:p text:style-name="P1"><text:span text:style-name="T2"><text:tab/>private static final long serialVersionUID = 1L;</text:span></text:p>
      <text:p text:style-name="P1"><text:span text:style-name="T2"><text:s text:c="7"/></text:span></text:p>
      <text:p text:style-name="P1"><text:span text:style-name="T2"><text:s text:c="4"/>/**</text:span></text:p>
      <text:p text:style-name="P1"><text:span text:style-name="T2"><text:s text:c="5"/>* @see HttpServlet#HttpServlet()</text:span></text:p>
      <text:p text:style-name="P1"><text:span text:style-name="T2"><text:s text:c="5"/>*/</text:span></text:p>
      <text:p text:style-name="P1"><text:span text:style-name="T2"><text:s text:c="4"/>public criarServlet() {</text:span></text:p>
      <text:p text:style-name="P1"><text:span text:style-name="T2"><text:s text:c="8"/>super();</text:span></text:p>
      <text:p text:style-name="P1"><text:span text:style-name="T2"><text:s text:c="8"/>// TODO Auto-generated constructor stub</text:span></text:p>
      <text:p text:style-name="P1"><text:span text:style-name="T2"><text:s text:c="4"/>}</text:span></text:p>
      <text:p text:style-name="P1"><text:span text:style-name="T2"/></text:p>
      <text:p text:style-name="P1"><text:span text:style-name="T2"><text:tab/>/**</text:span></text:p>
      <text:p text:style-name="P1"><text:span text:style-name="T2"><text:tab/> * @see HttpServlet#doGet(HttpServletRequest request, HttpServletResponse response)</text:span></text:p>
      <text:p text:style-name="P1"><text:span text:style-name="T2"><text:tab/> */</text:span></text:p>
      <text:p text:style-name="P1"><text:span text:style-name="T2"><text:tab/>protected void doGet(HttpServletRequest request, HttpServletResponse response) throws ServletException, IOException {</text:span></text:p>
      <text:p text:style-name="P1"><text:span text:style-name="T2"><text:tab/><text:tab/>// TODO Auto-generated method stub</text:span></text:p>
      <text:p text:style-name="P1"><text:span text:style-name="T2"><text:tab/><text:tab/>response.getWriter().append("Served at: ").append(request.getContextPath());</text:span></text:p>
      <text:p text:style-name="P1"><text:span text:style-name="T2"><text:tab/><text:tab/></text:span></text:p>
      <text:p text:style-name="P1"><text:span text:style-name="T2"><text:tab/><text:tab/>String nome = request.getParameter("Nome");</text:span></text:p>
      <text:p text:style-name="P1"><text:span text:style-name="T2"><text:tab/><text:tab/>String matricula = request.getParameter("Matricula");</text:span></text:p>
      <text:p text:style-name="P1"><text:span text:style-name="T2"><text:tab/><text:tab/>String telefone = request.getParameter("Telefone");</text:span></text:p>
      <text:p text:style-name="P1"><text:soft-page-break/><text:span text:style-name="T2"><text:tab/><text:tab/></text:span></text:p>
      <text:p text:style-name="P1"><text:span text:style-name="T2"><text:tab/><text:tab/>Aluno aluno = new Aluno();</text:span></text:p>
      <text:p text:style-name="P1"><text:span text:style-name="T2"><text:tab/><text:tab/>aluno.setNome(nome);</text:span></text:p>
      <text:p text:style-name="P1"><text:span text:style-name="T2"><text:tab/><text:tab/>aluno.setMatricula(matricula);</text:span></text:p>
      <text:p text:style-name="P1"><text:span text:style-name="T2"><text:tab/><text:tab/>aluno.setTelefone(telefone);</text:span></text:p>
      <text:p text:style-name="P1"><text:span text:style-name="T2"><text:tab/><text:tab/></text:span></text:p>
      <text:p text:style-name="P1"><text:span text:style-name="T2"><text:tab/><text:tab/>response.setContentType("text/html");</text:span></text:p>
      <text:p text:style-name="P1"><text:span text:style-name="T2"><text:tab/><text:tab/>PrintWriter pw = response.getWriter();</text:span></text:p>
      <text:p text:style-name="P1"><text:span text:style-name="T2"><text:tab/><text:tab/>StringBuilder resposta = new StringBuilder();</text:span></text:p>
      <text:p text:style-name="P1"><text:span text:style-name="T2"><text:tab/><text:tab/></text:span></text:p>
      <text:p text:style-name="P1"><text:span text:style-name="T2"><text:tab/><text:tab/>AlunoDAO dao = new AlunoDAO();</text:span></text:p>
      <text:p text:style-name="P1"><text:span text:style-name="T2"><text:tab/><text:tab/></text:span></text:p>
      <text:p text:style-name="P1"><text:span text:style-name="T2"><text:tab/><text:tab/>ArrayList&lt;Aluno&gt; lista = new ArrayList&lt;Aluno&gt;();</text:span></text:p>
      <text:p text:style-name="P1"><text:span text:style-name="T2"><text:tab/><text:tab/>try {</text:span></text:p>
      <text:p text:style-name="P1"><text:span text:style-name="T2"><text:tab/><text:tab/><text:tab/>dao.cadastra(aluno);</text:span></text:p>
      <text:p text:style-name="P1"><text:span text:style-name="T2"><text:tab/><text:tab/><text:tab/>//dao.exclui(aluno);</text:span></text:p>
      <text:p text:style-name="P1"><text:span text:style-name="T2"><text:tab/><text:tab/><text:tab/>//dao.update(aluno);</text:span></text:p>
      <text:p text:style-name="P1"><text:span text:style-name="T2"><text:tab/><text:tab/><text:tab/>//lista = dao.buscaTodos();</text:span></text:p>
      <text:p text:style-name="P1"><text:span text:style-name="T2"/></text:p>
      <text:p text:style-name="P1"><text:span text:style-name="T2"><text:tab/><text:tab/>}catch(ClassNotFoundException e) {</text:span></text:p>
      <text:p text:style-name="P1"><text:span text:style-name="T2"><text:tab/><text:tab/><text:tab/>e.printStackTrace();</text:span></text:p>
      <text:p text:style-name="P1"><text:span text:style-name="T2"><text:tab/><text:tab/>}catch (Exception e) {</text:span></text:p>
      <text:p text:style-name="P1"><text:span text:style-name="T2"><text:tab/><text:tab/><text:tab/>// TODO Auto-generated catch block</text:span></text:p>
      <text:p text:style-name="P1"><text:span text:style-name="T2"><text:tab/><text:tab/><text:tab/>e.printStackTrace();</text:span></text:p>
      <text:p text:style-name="P1"><text:span text:style-name="T2"><text:tab/><text:tab/>}</text:span></text:p>
      <text:p text:style-name="P1"><text:span text:style-name="T2"><text:tab/><text:tab/></text:span></text:p>
      <text:p text:style-name="P1"><text:span text:style-name="T2"><text:tab/><text:tab/>for(int i = 0; i&lt; lista.size();i++) {</text:span></text:p>
      <text:p text:style-name="P1"><text:span text:style-name="T2"><text:tab/><text:tab/><text:tab/>//System.out.println(lista.get(i).getNome()+" "+lista.get(i).getTelefone());</text:span></text:p>
      <text:p text:style-name="P1"><text:span text:style-name="T2"><text:tab/><text:tab/><text:tab/>resposta.append("&lt;h1&gt;Nome = "+lista.get(i).getNome()+"Matricula"+lista.get(i).getMatricula()+</text:span></text:p>
      <text:p text:style-name="P1"><text:span text:style-name="T2"><text:tab/><text:tab/><text:tab/><text:tab/><text:tab/>" Telefone = "+lista.get(i).getTelefone()+"&lt;/h1&gt;");</text:span></text:p>
      <text:p text:style-name="P1"><text:span text:style-name="T2"><text:tab/><text:tab/>}</text:span></text:p>
      <text:p text:style-name="P1"><text:span text:style-name="T2"><text:tab/><text:tab/>pw.println(resposta);</text:span></text:p>
      <text:p text:style-name="P1"><text:span text:style-name="T2"><text:tab/>}</text:span></text:p>
      <text:p text:style-name="P1"><text:span text:style-name="T2"/></text:p>
      <text:p text:style-name="P1"><text:span text:style-name="T2"><text:tab/>/**</text:span></text:p>
      <text:p text:style-name="P1"><text:span text:style-name="T2"><text:tab/> * @see HttpServlet#doPost(HttpServletRequest request, HttpServletResponse response)</text:span></text:p>
      <text:p text:style-name="P1"><text:span text:style-name="T2"><text:tab/> */</text:span></text:p>
      <text:p text:style-name="P1"><text:span text:style-name="T2"><text:tab/>protected void doPost(HttpServletRequest request, HttpServletResponse response) throws ServletException, IOException {</text:span></text:p>
      <text:p text:style-name="P1"><text:span text:style-name="T2"><text:tab/><text:tab/>// TODO Auto-generated method stub</text:span></text:p>
      <text:p text:style-name="P1"><text:span text:style-name="T2"><text:tab/><text:tab/>doGet(request, response);</text:span></text:p>
      <text:p text:style-name="P1"><text:span text:style-name="T2"><text:tab/>}</text:span></text:p>
      <text:p text:style-name="P1"><text:span text:style-name="T2"/></text:p>
      <text:p text:style-name="P1"><text:span text:style-name="T2">}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==========================================================================================</text:span></text:p>
      <text:p text:style-name="P1"><text:span text:style-name="T2"/></text:p>
      <text:p text:style-name="P1"><text:span text:style-name="T2">deleteServlet.java</text:span></text:p>
      <text:p text:style-name="P1"><text:span text:style-name="T2"/></text:p>
      <text:p text:style-name="P1"><text:span text:style-name="T2">package servlet;</text:span></text:p>
      <text:p text:style-name="P1"><text:span text:style-name="T2"/></text:p>
      <text:p text:style-name="P1"><text:span text:style-name="T2">import java.io.IOException;</text:span></text:p>
      <text:p text:style-name="P1"><text:span text:style-name="T2">import java.io.PrintWriter;</text:span></text:p>
      <text:p text:style-name="P1"><text:span text:style-name="T2">import java.util.ArrayList;</text:span></text:p>
      <text:p text:style-name="P1"><text:span text:style-name="T2"/></text:p>
      <text:p text:style-name="P1"><text:span text:style-name="T2">import javax.servlet.ServletException;</text:span></text:p>
      <text:p text:style-name="P1"><text:span text:style-name="T2">import javax.servlet.annotation.WebServlet;</text:span></text:p>
      <text:p text:style-name="P1"><text:span text:style-name="T2">import javax.servlet.http.HttpServlet;</text:span></text:p>
      <text:p text:style-name="P1"><text:span text:style-name="T2">import javax.servlet.http.HttpServletRequest;</text:span></text:p>
      <text:p text:style-name="P1"><text:span text:style-name="T2">import javax.servlet.http.HttpServletResponse;</text:span></text:p>
      <text:p text:style-name="P1"><text:span text:style-name="T2"/></text:p>
      <text:p text:style-name="P1"><text:span text:style-name="T2">import db.AlunoDAO;</text:span></text:p>
      <text:p text:style-name="P1"><text:span text:style-name="T2">import objeto.Aluno;</text:span></text:p>
      <text:p text:style-name="P1"><text:span text:style-name="T2"/></text:p>
      <text:p text:style-name="P1"><text:span text:style-name="T2">/**</text:span></text:p>
      <text:p text:style-name="P1"><text:span text:style-name="T2"><text:s/>* Servlet implementation class deleteServlet</text:span></text:p>
      <text:p text:style-name="P1"><text:span text:style-name="T2"><text:s/>*/</text:span></text:p>
      <text:p text:style-name="P1"><text:span text:style-name="T2">@WebServlet("/deleteServlet")</text:span></text:p>
      <text:p text:style-name="P1"><text:span text:style-name="T2">public class deleteServlet extends HttpServlet {</text:span></text:p>
      <text:p text:style-name="P1"><text:span text:style-name="T2"><text:tab/>private static final long serialVersionUID = 1L;</text:span></text:p>
      <text:p text:style-name="P1"><text:span text:style-name="T2"><text:s text:c="7"/></text:span></text:p>
      <text:p text:style-name="P1"><text:span text:style-name="T2"><text:s text:c="4"/>/**</text:span></text:p>
      <text:p text:style-name="P1"><text:span text:style-name="T2"><text:s text:c="5"/>* @see HttpServlet#HttpServlet()</text:span></text:p>
      <text:p text:style-name="P1"><text:span text:style-name="T2"><text:s text:c="5"/>*/</text:span></text:p>
      <text:p text:style-name="P1"><text:span text:style-name="T2"><text:s text:c="4"/>public deleteServlet() {</text:span></text:p>
      <text:p text:style-name="P1"><text:span text:style-name="T2"><text:s text:c="8"/>super();</text:span></text:p>
      <text:p text:style-name="P1"><text:span text:style-name="T2"><text:s text:c="8"/>// TODO Auto-generated constructor stub</text:span></text:p>
      <text:p text:style-name="P1"><text:span text:style-name="T2"><text:s text:c="4"/>}</text:span></text:p>
      <text:p text:style-name="P1"><text:span text:style-name="T2"/></text:p>
      <text:p text:style-name="P1"><text:span text:style-name="T2"><text:tab/>/**</text:span></text:p>
      <text:p text:style-name="P1"><text:span text:style-name="T2"><text:tab/> * @see HttpServlet#doGet(HttpServletRequest request, HttpServletResponse response)</text:span></text:p>
      <text:p text:style-name="P1"><text:span text:style-name="T2"><text:tab/> */</text:span></text:p>
      <text:p text:style-name="P1"><text:span text:style-name="T2"><text:tab/>protected void doGet(HttpServletRequest request, HttpServletResponse response) throws ServletException, IOException {</text:span></text:p>
      <text:p text:style-name="P1"><text:span text:style-name="T2"><text:tab/><text:tab/>// TODO Auto-generated method stub</text:span></text:p>
      <text:p text:style-name="P1"><text:span text:style-name="T2"><text:tab/><text:tab/>response.getWriter().append("Served at: ").append(request.getContextPath());</text:span></text:p>
      <text:p text:style-name="P1"><text:span text:style-name="T2"><text:tab/><text:tab/></text:span></text:p>
      <text:p text:style-name="P1"><text:span text:style-name="T2"><text:tab/><text:tab/>String nome = request.getParameter("Nome");</text:span></text:p>
      <text:p text:style-name="P1"><text:span text:style-name="T2"><text:tab/><text:tab/></text:span></text:p>
      <text:p text:style-name="P1"><text:span text:style-name="T2"><text:tab/><text:tab/>Aluno aluno = new Aluno();</text:span></text:p>
      <text:p text:style-name="P1"><text:span text:style-name="T2"><text:tab/><text:tab/>aluno.setNome(nome);</text:span></text:p>
      <text:p text:style-name="P1"><text:soft-page-break/><text:span text:style-name="T2"/></text:p>
      <text:p text:style-name="P1"><text:span text:style-name="T2"><text:tab/><text:tab/></text:span></text:p>
      <text:p text:style-name="P1"><text:span text:style-name="T2"><text:tab/><text:tab/>response.setContentType("text/html");</text:span></text:p>
      <text:p text:style-name="P1"><text:span text:style-name="T2"><text:tab/><text:tab/>PrintWriter pw = response.getWriter();</text:span></text:p>
      <text:p text:style-name="P1"><text:span text:style-name="T2"><text:tab/><text:tab/>StringBuilder resposta = new StringBuilder();</text:span></text:p>
      <text:p text:style-name="P1"><text:span text:style-name="T2"><text:tab/><text:tab/></text:span></text:p>
      <text:p text:style-name="P1"><text:span text:style-name="T2"><text:tab/><text:tab/>AlunoDAO dao = new AlunoDAO();</text:span></text:p>
      <text:p text:style-name="P1"><text:span text:style-name="T2"><text:tab/><text:tab/></text:span></text:p>
      <text:p text:style-name="P1"><text:span text:style-name="T2"><text:tab/><text:tab/>ArrayList&lt;Aluno&gt; lista = new ArrayList&lt;Aluno&gt;();</text:span></text:p>
      <text:p text:style-name="P1"><text:span text:style-name="T2"><text:tab/><text:tab/>try {</text:span></text:p>
      <text:p text:style-name="P1"><text:span text:style-name="T2"><text:tab/><text:tab/><text:tab/>dao.exclui(aluno);</text:span></text:p>
      <text:p text:style-name="P1"><text:span text:style-name="T2"/></text:p>
      <text:p text:style-name="P1"><text:span text:style-name="T2"><text:tab/><text:tab/>}catch(ClassNotFoundException e) {</text:span></text:p>
      <text:p text:style-name="P1"><text:span text:style-name="T2"><text:tab/><text:tab/><text:tab/>e.printStackTrace();</text:span></text:p>
      <text:p text:style-name="P1"><text:span text:style-name="T2"><text:tab/><text:tab/>}catch (Exception e) {</text:span></text:p>
      <text:p text:style-name="P1"><text:span text:style-name="T2"><text:tab/><text:tab/><text:tab/>// TODO Auto-generated catch block</text:span></text:p>
      <text:p text:style-name="P1"><text:span text:style-name="T2"><text:tab/><text:tab/><text:tab/>e.printStackTrace();</text:span></text:p>
      <text:p text:style-name="P1"><text:span text:style-name="T2"><text:tab/><text:tab/>}</text:span></text:p>
      <text:p text:style-name="P1"><text:span text:style-name="T2"><text:tab/><text:tab/></text:span></text:p>
      <text:p text:style-name="P1"><text:span text:style-name="T2"/></text:p>
      <text:p text:style-name="P1"><text:span text:style-name="T2"><text:tab/>}</text:span></text:p>
      <text:p text:style-name="P1"><text:span text:style-name="T2"><text:tab/><text:tab/></text:span></text:p>
      <text:p text:style-name="P1"><text:span text:style-name="T2"><text:tab/><text:tab/></text:span></text:p>
      <text:p text:style-name="P1"><text:span text:style-name="T2"/></text:p>
      <text:p text:style-name="P1"><text:span text:style-name="T2"><text:tab/>/**</text:span></text:p>
      <text:p text:style-name="P1"><text:span text:style-name="T2"><text:tab/> * @see HttpServlet#doPost(HttpServletRequest request, HttpServletResponse response)</text:span></text:p>
      <text:p text:style-name="P1"><text:span text:style-name="T2"><text:tab/> */</text:span></text:p>
      <text:p text:style-name="P1"><text:span text:style-name="T2"><text:tab/>protected void doPost(HttpServletRequest request, HttpServletResponse response) throws ServletException, IOException {</text:span></text:p>
      <text:p text:style-name="P1"><text:span text:style-name="T2"><text:tab/><text:tab/>// TODO Auto-generated method stub</text:span></text:p>
      <text:p text:style-name="P1"><text:span text:style-name="T2"><text:tab/><text:tab/>doGet(request, response);</text:span></text:p>
      <text:p text:style-name="P1"><text:span text:style-name="T2"><text:tab/>}</text:span></text:p>
      <text:p text:style-name="P1"><text:span text:style-name="T2"/></text:p>
      <text:p text:style-name="P1"><text:span text:style-name="T2">}</text:span></text:p>
      <text:p text:style-name="P1"><text:span text:style-name="T2"/></text:p>
      <text:p text:style-name="P1"><text:span text:style-name="T2"/></text:p>
      <text:p text:style-name="P1"><text:span text:style-name="T2">==========================================================================================</text:span></text:p>
      <text:p text:style-name="P1"><text:span text:style-name="T2"/></text:p>
      <text:p text:style-name="P1"><text:span text:style-name="T2">readAllServlet.java</text:span></text:p>
      <text:p text:style-name="P1"><text:span text:style-name="T2"/></text:p>
      <text:p text:style-name="P1"><text:span text:style-name="T2">package servlet;</text:span></text:p>
      <text:p text:style-name="P1"><text:span text:style-name="T2"/></text:p>
      <text:p text:style-name="P1"><text:span text:style-name="T2">import java.io.IOException;</text:span></text:p>
      <text:p text:style-name="P1"><text:span text:style-name="T2">import java.io.PrintWriter;</text:span></text:p>
      <text:p text:style-name="P1"><text:span text:style-name="T2">import java.util.ArrayList;</text:span></text:p>
      <text:p text:style-name="P1"><text:span text:style-name="T2"/></text:p>
      <text:p text:style-name="P1"><text:span text:style-name="T2">import javax.servlet.ServletException;</text:span></text:p>
      <text:p text:style-name="P1"><text:span text:style-name="T2">import javax.servlet.annotation.WebServlet;</text:span></text:p>
      <text:p text:style-name="P1"><text:span text:style-name="T2">import javax.servlet.http.HttpServlet;</text:span></text:p>
      <text:p text:style-name="P1"><text:span text:style-name="T2">import javax.servlet.http.HttpServletRequest;</text:span></text:p>
      <text:p text:style-name="P1"><text:span text:style-name="T2">import javax.servlet.http.HttpServletResponse;</text:span></text:p>
      <text:p text:style-name="P1"><text:span text:style-name="T2"/></text:p>
      <text:p text:style-name="P1"><text:span text:style-name="T2">import db.AlunoDAO;</text:span></text:p>
      <text:p text:style-name="P1"><text:span text:style-name="T2">import objeto.Aluno;</text:span></text:p>
      <text:p text:style-name="P1"><text:span text:style-name="T2"/></text:p>
      <text:p text:style-name="P1"><text:span text:style-name="T2">/**</text:span></text:p>
      <text:p text:style-name="P1"><text:span text:style-name="T2"><text:s/>* Servlet implementation class readAllServlet</text:span></text:p>
      <text:p text:style-name="P1"><text:span text:style-name="T2"><text:s/>*/</text:span></text:p>
      <text:p text:style-name="P1"><text:soft-page-break/><text:span text:style-name="T2">@WebServlet("/readAllServlet")</text:span></text:p>
      <text:p text:style-name="P1"><text:span text:style-name="T2">public class readAllServlet extends HttpServlet {</text:span></text:p>
      <text:p text:style-name="P1"><text:span text:style-name="T2"><text:tab/>private static final long serialVersionUID = 1L;</text:span></text:p>
      <text:p text:style-name="P1"><text:span text:style-name="T2"><text:s text:c="7"/></text:span></text:p>
      <text:p text:style-name="P1"><text:span text:style-name="T2"><text:s text:c="4"/>/**</text:span></text:p>
      <text:p text:style-name="P1"><text:span text:style-name="T2"><text:s text:c="5"/>* @see HttpServlet#HttpServlet()</text:span></text:p>
      <text:p text:style-name="P1"><text:span text:style-name="T2"><text:s text:c="5"/>*/</text:span></text:p>
      <text:p text:style-name="P1"><text:span text:style-name="T2"><text:s text:c="4"/>public readAllServlet() {</text:span></text:p>
      <text:p text:style-name="P1"><text:span text:style-name="T2"><text:s text:c="8"/>super();</text:span></text:p>
      <text:p text:style-name="P1"><text:span text:style-name="T2"><text:s text:c="8"/>// TODO Auto-generated constructor stub</text:span></text:p>
      <text:p text:style-name="P1"><text:span text:style-name="T2"><text:s text:c="4"/>}</text:span></text:p>
      <text:p text:style-name="P1"><text:span text:style-name="T2"/></text:p>
      <text:p text:style-name="P1"><text:span text:style-name="T2"><text:tab/>/**</text:span></text:p>
      <text:p text:style-name="P1"><text:span text:style-name="T2"><text:tab/> * @see HttpServlet#doGet(HttpServletRequest request, HttpServletResponse response)</text:span></text:p>
      <text:p text:style-name="P1"><text:span text:style-name="T2"><text:tab/> */</text:span></text:p>
      <text:p text:style-name="P1"><text:span text:style-name="T2"><text:tab/>protected void doGet(HttpServletRequest request, HttpServletResponse response) throws ServletException, IOException {</text:span></text:p>
      <text:p text:style-name="P1"><text:span text:style-name="T2"><text:tab/><text:tab/>// TODO Auto-generated method stub</text:span></text:p>
      <text:p text:style-name="P1"><text:span text:style-name="T2"><text:tab/><text:tab/>response.getWriter().append("Served at: ").append(request.getContextPath());</text:span></text:p>
      <text:p text:style-name="P1"><text:span text:style-name="T2"><text:tab/><text:tab/>String nome = request.getParameter("Nome");</text:span></text:p>
      <text:p text:style-name="P1"><text:span text:style-name="T2"><text:tab/><text:tab/></text:span></text:p>
      <text:p text:style-name="P1"><text:span text:style-name="T2"><text:tab/><text:tab/>AlunoDAO dao = new AlunoDAO();</text:span></text:p>
      <text:p text:style-name="P1"><text:span text:style-name="T2"><text:tab/><text:tab/>ArrayList&lt;Aluno&gt; lista = new ArrayList&lt;Aluno&gt;();</text:span></text:p>
      <text:p text:style-name="P1"><text:span text:style-name="T2"><text:tab/><text:tab/></text:span></text:p>
      <text:p text:style-name="P1"><text:span text:style-name="T2"><text:tab/><text:tab/>response.setContentType("text/html");</text:span></text:p>
      <text:p text:style-name="P1"><text:span text:style-name="T2"><text:tab/><text:tab/>PrintWriter pw = response.getWriter();</text:span></text:p>
      <text:p text:style-name="P1"><text:span text:style-name="T2"><text:tab/><text:tab/>StringBuilder resposta = new StringBuilder();</text:span></text:p>
      <text:p text:style-name="P1"><text:span text:style-name="T2"><text:tab/><text:tab/></text:span></text:p>
      <text:p text:style-name="P1"><text:span text:style-name="T2"><text:tab/><text:tab/>try {</text:span></text:p>
      <text:p text:style-name="P1"><text:span text:style-name="T2"><text:tab/><text:tab/><text:tab/>dao.consultaTudo();</text:span></text:p>
      <text:p text:style-name="P1"><text:span text:style-name="T2"><text:tab/><text:tab/><text:tab/>lista = dao.consultaTudo();</text:span></text:p>
      <text:p text:style-name="P1"><text:span text:style-name="T2"><text:tab/><text:tab/>}catch(ClassNotFoundException e) {</text:span></text:p>
      <text:p text:style-name="P1"><text:span text:style-name="T2"><text:tab/><text:tab/><text:tab/>e.printStackTrace();</text:span></text:p>
      <text:p text:style-name="P1"><text:span text:style-name="T2"><text:tab/><text:tab/>}catch (Exception e) {</text:span></text:p>
      <text:p text:style-name="P1"><text:span text:style-name="T2"><text:tab/><text:tab/><text:tab/>// TODO Auto-generated catch block</text:span></text:p>
      <text:p text:style-name="P1"><text:span text:style-name="T2"><text:tab/><text:tab/><text:tab/>e.printStackTrace();</text:span></text:p>
      <text:p text:style-name="P1"><text:span text:style-name="T2"><text:tab/><text:tab/>}</text:span></text:p>
      <text:p text:style-name="P1"><text:span text:style-name="T2"><text:tab/><text:tab/>for(int i = 0; i&lt; lista.size();i++) {</text:span></text:p>
      <text:p text:style-name="P1"><text:span text:style-name="T2"><text:tab/><text:tab/><text:tab/>//System.out.println(lista.get(i).getNome()+" "+lista.get(i).getTelefone());</text:span></text:p>
      <text:p text:style-name="P1"><text:span text:style-name="T2"><text:tab/><text:tab/><text:tab/>resposta.append("&lt;h1&gt;Nome = "+lista.get(i).getNome()+</text:span></text:p>
      <text:p text:style-name="P1"><text:span text:style-name="T2"><text:tab/><text:tab/><text:tab/><text:tab/><text:tab/><text:tab/><text:tab/>"&lt;br&gt;Matricula "+lista.get(i).getMatricula()+</text:span></text:p>
      <text:p text:style-name="P1"><text:span text:style-name="T2"><text:tab/><text:tab/><text:tab/><text:tab/><text:tab/><text:tab/><text:tab/>"&lt;br&gt;Telefone = "+lista.get(i).getTelefone()+"&lt;/h1&gt;");</text:span></text:p>
      <text:p text:style-name="P1"><text:span text:style-name="T2"><text:tab/><text:tab/>}</text:span></text:p>
      <text:p text:style-name="P1"><text:span text:style-name="T2"><text:tab/><text:tab/>pw.println(resposta); </text:span></text:p>
      <text:p text:style-name="P1"><text:span text:style-name="T2"><text:tab/>}</text:span></text:p>
      <text:p text:style-name="P1"><text:span text:style-name="T2"/></text:p>
      <text:p text:style-name="P1"><text:span text:style-name="T2"><text:tab/>/**</text:span></text:p>
      <text:p text:style-name="P1"><text:span text:style-name="T2"><text:tab/> * @see HttpServlet#doPost(HttpServletRequest request, HttpServletResponse response)</text:span></text:p>
      <text:p text:style-name="P1"><text:span text:style-name="T2"><text:tab/> */</text:span></text:p>
      <text:p text:style-name="P1"><text:span text:style-name="T2"><text:tab/>protected void doPost(HttpServletRequest request, HttpServletResponse response) throws ServletException, IOException {</text:span></text:p>
      <text:p text:style-name="P1"><text:span text:style-name="T2"><text:tab/><text:tab/>// TODO Auto-generated method stub</text:span></text:p>
      <text:p text:style-name="P1"><text:span text:style-name="T2"><text:tab/><text:tab/>doGet(request, response);</text:span></text:p>
      <text:p text:style-name="P1"><text:span text:style-name="T2"><text:tab/>}</text:span></text:p>
      <text:p text:style-name="P1"><text:span text:style-name="T2"/></text:p>
      <text:p text:style-name="P1"><text:soft-page-break/><text:span text:style-name="T2">}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==========================================================================================</text:span></text:p>
      <text:p text:style-name="P1"><text:span text:style-name="T2"/></text:p>
      <text:p text:style-name="P1"><text:span text:style-name="T2">readServlet.java</text:span></text:p>
      <text:p text:style-name="P1"><text:span text:style-name="T2"/></text:p>
      <text:p text:style-name="P1"><text:span text:style-name="T2"/></text:p>
      <text:p text:style-name="P1"><text:span text:style-name="T2">package servlet;</text:span></text:p>
      <text:p text:style-name="P1"><text:span text:style-name="T2"/></text:p>
      <text:p text:style-name="P1"><text:span text:style-name="T2">import java.io.IOException;</text:span></text:p>
      <text:p text:style-name="P1"><text:span text:style-name="T2">import java.io.PrintWriter;</text:span></text:p>
      <text:p text:style-name="P1"><text:span text:style-name="T2">import java.util.ArrayList;</text:span></text:p>
      <text:p text:style-name="P1"><text:span text:style-name="T2"/></text:p>
      <text:p text:style-name="P1"><text:span text:style-name="T2">import javax.servlet.ServletException;</text:span></text:p>
      <text:p text:style-name="P1"><text:span text:style-name="T2">import javax.servlet.annotation.WebServlet;</text:span></text:p>
      <text:p text:style-name="P1"><text:span text:style-name="T2">import javax.servlet.http.HttpServlet;</text:span></text:p>
      <text:p text:style-name="P1"><text:span text:style-name="T2">import javax.servlet.http.HttpServletRequest;</text:span></text:p>
      <text:p text:style-name="P1"><text:span text:style-name="T2">import javax.servlet.http.HttpServletResponse;</text:span></text:p>
      <text:p text:style-name="P1"><text:span text:style-name="T2"/></text:p>
      <text:p text:style-name="P1"><text:span text:style-name="T2">import db.AlunoDAO;</text:span></text:p>
      <text:p text:style-name="P1"><text:span text:style-name="T2">import objeto.Aluno;</text:span></text:p>
      <text:p text:style-name="P1"><text:span text:style-name="T2"/></text:p>
      <text:p text:style-name="P1"><text:span text:style-name="T2">/**</text:span></text:p>
      <text:p text:style-name="P1"><text:span text:style-name="T2"><text:s/>* Servlet implementation class readServlet</text:span></text:p>
      <text:p text:style-name="P1"><text:span text:style-name="T2"><text:s/>*/</text:span></text:p>
      <text:p text:style-name="P1"><text:span text:style-name="T2">@WebServlet("/readServlet")</text:span></text:p>
      <text:p text:style-name="P1"><text:span text:style-name="T2">public class readServlet extends HttpServlet {</text:span></text:p>
      <text:p text:style-name="P1"><text:span text:style-name="T2"><text:tab/>private static final long serialVersionUID = 1L;</text:span></text:p>
      <text:p text:style-name="P1"><text:span text:style-name="T2"><text:s text:c="7"/></text:span></text:p>
      <text:p text:style-name="P1"><text:span text:style-name="T2"><text:s text:c="4"/>/**</text:span></text:p>
      <text:p text:style-name="P1"><text:span text:style-name="T2"><text:s text:c="5"/>* @see HttpServlet#HttpServlet()</text:span></text:p>
      <text:p text:style-name="P1"><text:span text:style-name="T2"><text:s text:c="5"/>*/</text:span></text:p>
      <text:p text:style-name="P1"><text:span text:style-name="T2"><text:s text:c="4"/>public readServlet() {</text:span></text:p>
      <text:p text:style-name="P1"><text:span text:style-name="T2"><text:s text:c="8"/>super();</text:span></text:p>
      <text:p text:style-name="P1"><text:span text:style-name="T2"><text:s text:c="8"/>// TODO Auto-generated constructor stub</text:span></text:p>
      <text:p text:style-name="P1"><text:span text:style-name="T2"><text:s text:c="4"/>}</text:span></text:p>
      <text:p text:style-name="P1"><text:span text:style-name="T2"/></text:p>
      <text:p text:style-name="P1"><text:span text:style-name="T2"><text:tab/>/**</text:span></text:p>
      <text:p text:style-name="P1"><text:span text:style-name="T2"><text:tab/> * @see HttpServlet#doGet(HttpServletRequest request, HttpServletResponse response)</text:span></text:p>
      <text:p text:style-name="P1"><text:span text:style-name="T2"><text:tab/> */</text:span></text:p>
      <text:p text:style-name="P1"><text:span text:style-name="T2"><text:tab/>protected void doGet(HttpServletRequest request, HttpServletResponse response) throws ServletException, IOException {</text:span></text:p>
      <text:p text:style-name="P1"><text:span text:style-name="T2"><text:tab/><text:tab/>// TODO Auto-generated method stub</text:span></text:p>
      <text:p text:style-name="P1"><text:span text:style-name="T2"><text:tab/><text:tab/>response.getWriter().append("Served at: ").append(request.getContextPath());</text:span></text:p>
      <text:p text:style-name="P1"><text:span text:style-name="T2"><text:tab/><text:tab/><text:tab/>String nome = request.getParameter("Nome");</text:span></text:p>
      <text:p text:style-name="P1"><text:span text:style-name="T2"><text:tab/><text:tab/><text:tab/></text:span></text:p>
      <text:p text:style-name="P1"><text:span text:style-name="T2"><text:tab/><text:tab/><text:tab/>Aluno aluno = new Aluno();</text:span></text:p>
      <text:p text:style-name="P1"><text:span text:style-name="T2"><text:tab/><text:tab/><text:tab/>aluno.setNome(nome);</text:span></text:p>
      <text:p text:style-name="P1"><text:soft-page-break/><text:span text:style-name="T2"><text:tab/><text:tab/><text:tab/></text:span></text:p>
      <text:p text:style-name="P1"><text:span text:style-name="T2"><text:tab/><text:tab/><text:tab/></text:span></text:p>
      <text:p text:style-name="P1"><text:span text:style-name="T2"><text:tab/><text:tab/><text:tab/>response.setContentType("text/html");</text:span></text:p>
      <text:p text:style-name="P1"><text:span text:style-name="T2"><text:tab/><text:tab/><text:tab/>PrintWriter pw = response.getWriter();</text:span></text:p>
      <text:p text:style-name="P1"><text:span text:style-name="T2"><text:tab/><text:tab/><text:tab/>StringBuilder resposta = new StringBuilder();</text:span></text:p>
      <text:p text:style-name="P1"><text:span text:style-name="T2"><text:tab/><text:tab/><text:tab/>//resposta.append("&lt;h1&gt;Nome = "+aluno.getNome()+"&lt;/h1&gt;");</text:span></text:p>
      <text:p text:style-name="P1"><text:span text:style-name="T2"><text:tab/><text:tab/><text:tab/>//pw.println(resposta);</text:span></text:p>
      <text:p text:style-name="P1"><text:span text:style-name="T2"><text:tab/><text:tab/><text:tab/></text:span></text:p>
      <text:p text:style-name="P1"><text:span text:style-name="T2"><text:tab/><text:tab/><text:tab/>AlunoDAO dao = new AlunoDAO();</text:span></text:p>
      <text:p text:style-name="P1"><text:span text:style-name="T2"><text:tab/><text:tab/><text:tab/></text:span></text:p>
      <text:p text:style-name="P1"><text:span text:style-name="T2"><text:tab/><text:tab/><text:tab/>ArrayList&lt;Aluno&gt; lista = new ArrayList&lt;Aluno&gt;();</text:span></text:p>
      <text:p text:style-name="P1"><text:span text:style-name="T2"><text:tab/><text:tab/><text:tab/>try {</text:span></text:p>
      <text:p text:style-name="P1"><text:span text:style-name="T2"><text:tab/><text:tab/><text:tab/><text:tab/>dao.consulta(aluno);</text:span></text:p>
      <text:p text:style-name="P1"><text:span text:style-name="T2"><text:tab/><text:tab/><text:tab/><text:tab/>lista = dao.consulta(aluno);</text:span></text:p>
      <text:p text:style-name="P1"><text:span text:style-name="T2"><text:tab/><text:tab/><text:tab/>}catch(ClassNotFoundException e) {</text:span></text:p>
      <text:p text:style-name="P1"><text:span text:style-name="T2"><text:tab/><text:tab/><text:tab/><text:tab/>e.printStackTrace();</text:span></text:p>
      <text:p text:style-name="P1"><text:span text:style-name="T2"><text:tab/><text:tab/><text:tab/>}catch (Exception e) {</text:span></text:p>
      <text:p text:style-name="P1"><text:span text:style-name="T2"><text:tab/><text:tab/><text:tab/><text:tab/>// TODO Auto-generated catch block</text:span></text:p>
      <text:p text:style-name="P1"><text:span text:style-name="T2"><text:tab/><text:tab/><text:tab/><text:tab/>e.printStackTrace();</text:span></text:p>
      <text:p text:style-name="P1"><text:span text:style-name="T2"><text:tab/><text:tab/><text:tab/>}</text:span></text:p>
      <text:p text:style-name="P1"><text:span text:style-name="T2"><text:tab/><text:tab/><text:tab/></text:span></text:p>
      <text:p text:style-name="P1"><text:span text:style-name="T2"><text:tab/><text:tab/><text:tab/>for(int i = 0; i&lt; lista.size();i++) {</text:span></text:p>
      <text:p text:style-name="P1"><text:span text:style-name="T2"><text:tab/><text:tab/><text:tab/><text:tab/>//System.out.println(lista.get(i).getNome()+" "+lista.get(i).getTelefone());</text:span></text:p>
      <text:p text:style-name="P1"><text:span text:style-name="T2"><text:tab/><text:tab/><text:tab/><text:tab/>resposta.append("&lt;h1&gt;Nome = "+lista.get(i).getNome()+</text:span></text:p>
      <text:p text:style-name="P1"><text:span text:style-name="T2"><text:tab/><text:tab/><text:tab/><text:tab/><text:tab/><text:tab/><text:tab/><text:tab/>"&lt;br&gt;Matricula + "+lista.get(i).getMatricula()+</text:span></text:p>
      <text:p text:style-name="P1"><text:span text:style-name="T2"><text:tab/><text:tab/><text:tab/><text:tab/><text:tab/><text:tab/><text:tab/><text:tab/>"&lt;br&gt;Telefone = "+lista.get(i).getTelefone()+"&lt;/h1&gt;");</text:span></text:p>
      <text:p text:style-name="P1"><text:span text:style-name="T2"><text:tab/><text:tab/><text:tab/>}</text:span></text:p>
      <text:p text:style-name="P1"><text:span text:style-name="T2"><text:tab/><text:tab/><text:tab/>pw.println(resposta); </text:span></text:p>
      <text:p text:style-name="P1"><text:span text:style-name="T2"><text:tab/><text:tab/>}</text:span></text:p>
      <text:p text:style-name="P1"><text:span text:style-name="T2"/></text:p>
      <text:p text:style-name="P1"><text:span text:style-name="T2"><text:tab/><text:tab/></text:span></text:p>
      <text:p text:style-name="P1"><text:span text:style-name="T2"><text:tab/><text:tab/></text:span></text:p>
      <text:p text:style-name="P1"><text:span text:style-name="T2"><text:tab/><text:tab/></text:span></text:p>
      <text:p text:style-name="P1"><text:span text:style-name="T2"><text:tab/></text:span></text:p>
      <text:p text:style-name="P1"><text:span text:style-name="T2"/></text:p>
      <text:p text:style-name="P1"><text:span text:style-name="T2"><text:tab/>/**</text:span></text:p>
      <text:p text:style-name="P1"><text:span text:style-name="T2"><text:tab/> * @see HttpServlet#doPost(HttpServletRequest request, HttpServletResponse response)</text:span></text:p>
      <text:p text:style-name="P1"><text:span text:style-name="T2"><text:tab/> */</text:span></text:p>
      <text:p text:style-name="P1"><text:span text:style-name="T2"><text:tab/>protected void doPost(HttpServletRequest request, HttpServletResponse response) throws ServletException, IOException {</text:span></text:p>
      <text:p text:style-name="P1"><text:span text:style-name="T2"><text:tab/><text:tab/>// TODO Auto-generated method stub</text:span></text:p>
      <text:p text:style-name="P1"><text:span text:style-name="T2"><text:tab/><text:tab/>doGet(request, response);</text:span></text:p>
      <text:p text:style-name="P1"><text:span text:style-name="T2"><text:tab/>}</text:span></text:p>
      <text:p text:style-name="P1"><text:span text:style-name="T2"/></text:p>
      <text:p text:style-name="P1"><text:span text:style-name="T2">}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==========================================================================================</text:span></text:p>
      <text:p text:style-name="P1"><text:span text:style-name="T2"/></text:p>
      <text:p text:style-name="P1"><text:span text:style-name="T2"/></text:p>
      <text:p text:style-name="P1"><text:span text:style-name="T2">updateServlet.java</text:span></text:p>
      <text:p text:style-name="P1"><text:span text:style-name="T2"/></text:p>
      <text:p text:style-name="P1"><text:span text:style-name="T2"/></text:p>
      <text:p text:style-name="P1"><text:span text:style-name="T2">package servlet;</text:span></text:p>
      <text:p text:style-name="P1"><text:span text:style-name="T2"/></text:p>
      <text:p text:style-name="P1"><text:span text:style-name="T2">import java.io.IOException;</text:span></text:p>
      <text:p text:style-name="P1"><text:span text:style-name="T2">import java.io.PrintWriter;</text:span></text:p>
      <text:p text:style-name="P1"><text:span text:style-name="T2">import java.util.ArrayList;</text:span></text:p>
      <text:p text:style-name="P1"><text:span text:style-name="T2"/></text:p>
      <text:p text:style-name="P1"><text:span text:style-name="T2">import javax.servlet.ServletException;</text:span></text:p>
      <text:p text:style-name="P1"><text:span text:style-name="T2">import javax.servlet.annotation.WebServlet;</text:span></text:p>
      <text:p text:style-name="P1"><text:span text:style-name="T2">import javax.servlet.http.HttpServlet;</text:span></text:p>
      <text:p text:style-name="P1"><text:span text:style-name="T2">import javax.servlet.http.HttpServletRequest;</text:span></text:p>
      <text:p text:style-name="P1"><text:span text:style-name="T2">import javax.servlet.http.HttpServletResponse;</text:span></text:p>
      <text:p text:style-name="P1"><text:span text:style-name="T2"/></text:p>
      <text:p text:style-name="P1"><text:span text:style-name="T2">import db.AlunoDAO;</text:span></text:p>
      <text:p text:style-name="P1"><text:span text:style-name="T2">import objeto.Aluno;</text:span></text:p>
      <text:p text:style-name="P1"><text:span text:style-name="T2"/></text:p>
      <text:p text:style-name="P1"><text:span text:style-name="T2">/**</text:span></text:p>
      <text:p text:style-name="P1"><text:span text:style-name="T2"><text:s/>* Servlet implementation class updateServlet</text:span></text:p>
      <text:p text:style-name="P1"><text:span text:style-name="T2"><text:s/>*/</text:span></text:p>
      <text:p text:style-name="P1"><text:span text:style-name="T2">@WebServlet("/updateServlet")</text:span></text:p>
      <text:p text:style-name="P1"><text:span text:style-name="T2">public class updateServlet extends HttpServlet {</text:span></text:p>
      <text:p text:style-name="P1"><text:span text:style-name="T2"><text:tab/>private static final long serialVersionUID = 1L;</text:span></text:p>
      <text:p text:style-name="P1"><text:span text:style-name="T2"><text:s text:c="7"/></text:span></text:p>
      <text:p text:style-name="P1"><text:span text:style-name="T2"><text:s text:c="4"/>/**</text:span></text:p>
      <text:p text:style-name="P1"><text:span text:style-name="T2"><text:s text:c="5"/>* @see HttpServlet#HttpServlet()</text:span></text:p>
      <text:p text:style-name="P1"><text:span text:style-name="T2"><text:s text:c="5"/>*/</text:span></text:p>
      <text:p text:style-name="P1"><text:span text:style-name="T2"><text:s text:c="4"/>public updateServlet() {</text:span></text:p>
      <text:p text:style-name="P1"><text:span text:style-name="T2"><text:s text:c="8"/>super();</text:span></text:p>
      <text:p text:style-name="P1"><text:span text:style-name="T2"><text:s text:c="8"/>// TODO Auto-generated constructor stub</text:span></text:p>
      <text:p text:style-name="P1"><text:span text:style-name="T2"><text:s text:c="4"/>}</text:span></text:p>
      <text:p text:style-name="P1"><text:span text:style-name="T2"/></text:p>
      <text:p text:style-name="P1"><text:span text:style-name="T2"><text:tab/>/**</text:span></text:p>
      <text:p text:style-name="P1"><text:span text:style-name="T2"><text:tab/> * @see HttpServlet#doGet(HttpServletRequest request, HttpServletResponse response)</text:span></text:p>
      <text:p text:style-name="P1"><text:span text:style-name="T2"><text:tab/> */</text:span></text:p>
      <text:p text:style-name="P1"><text:span text:style-name="T2"><text:tab/>protected void doGet(HttpServletRequest request, HttpServletResponse response) throws ServletException, IOException {</text:span></text:p>
      <text:p text:style-name="P1"><text:span text:style-name="T2"><text:tab/><text:tab/>// TODO Auto-generated method stub</text:span></text:p>
      <text:p text:style-name="P1"><text:span text:style-name="T2"><text:tab/><text:tab/>response.getWriter().append("Served at: ").append(request.getContextPath());</text:span></text:p>
      <text:p text:style-name="P1"><text:span text:style-name="T2"><text:tab/><text:tab/></text:span></text:p>
      <text:p text:style-name="P1"><text:span text:style-name="T2"><text:tab/><text:tab/>String nome = request.getParameter("Nome");</text:span></text:p>
      <text:p text:style-name="P1"><text:span text:style-name="T2"><text:tab/><text:tab/>String nomeNovo = request.getParameter("NomeNovo");</text:span></text:p>
      <text:p text:style-name="P1"><text:soft-page-break/><text:span text:style-name="T2"><text:tab/><text:tab/>String matricula = request.getParameter("Matricula");</text:span></text:p>
      <text:p text:style-name="P1"><text:span text:style-name="T2"><text:tab/><text:tab/>String telefone = request.getParameter("Telefone");</text:span></text:p>
      <text:p text:style-name="P1"><text:span text:style-name="T2"><text:tab/><text:tab/></text:span></text:p>
      <text:p text:style-name="P1"><text:span text:style-name="T2"><text:tab/><text:tab/>Aluno aluno = new Aluno();</text:span></text:p>
      <text:p text:style-name="P1"><text:span text:style-name="T2"><text:tab/><text:tab/>aluno.setNome(nome);</text:span></text:p>
      <text:p text:style-name="P1"><text:span text:style-name="T2"><text:tab/><text:tab/>aluno.setNomeNovo(nomeNovo);</text:span></text:p>
      <text:p text:style-name="P1"><text:span text:style-name="T2"><text:tab/><text:tab/>aluno.setMatricula(matricula);</text:span></text:p>
      <text:p text:style-name="P1"><text:span text:style-name="T2"><text:tab/><text:tab/>aluno.setTelefone(telefone);</text:span></text:p>
      <text:p text:style-name="P1"><text:span text:style-name="T2"><text:tab/><text:tab/></text:span></text:p>
      <text:p text:style-name="P1"><text:span text:style-name="T2"><text:tab/><text:tab/>AlunoDAO dao = new AlunoDAO();</text:span></text:p>
      <text:p text:style-name="P1"><text:span text:style-name="T2"/></text:p>
      <text:p text:style-name="P1"><text:span text:style-name="T2"/></text:p>
      <text:p text:style-name="P1"><text:span text:style-name="T2"><text:tab/><text:tab/>try {</text:span></text:p>
      <text:p text:style-name="P1"><text:span text:style-name="T2"><text:tab/><text:tab/><text:tab/>dao.update(aluno);</text:span></text:p>
      <text:p text:style-name="P1"><text:span text:style-name="T2"/></text:p>
      <text:p text:style-name="P1"><text:span text:style-name="T2"><text:tab/><text:tab/>}catch(ClassNotFoundException e) {</text:span></text:p>
      <text:p text:style-name="P1"><text:span text:style-name="T2"><text:tab/><text:tab/><text:tab/>e.printStackTrace();</text:span></text:p>
      <text:p text:style-name="P1"><text:span text:style-name="T2"><text:tab/><text:tab/>}catch (Exception e) {</text:span></text:p>
      <text:p text:style-name="P1"><text:span text:style-name="T2"><text:tab/><text:tab/><text:tab/>// TODO Auto-generated catch block</text:span></text:p>
      <text:p text:style-name="P1"><text:span text:style-name="T2"><text:tab/><text:tab/><text:tab/>e.printStackTrace();</text:span></text:p>
      <text:p text:style-name="P1"><text:span text:style-name="T2"><text:tab/><text:tab/>}</text:span></text:p>
      <text:p text:style-name="P1"><text:span text:style-name="T2"><text:tab/>}</text:span></text:p>
      <text:p text:style-name="P1"><text:span text:style-name="T2"/></text:p>
      <text:p text:style-name="P1"><text:span text:style-name="T2"><text:tab/>/**</text:span></text:p>
      <text:p text:style-name="P1"><text:span text:style-name="T2"><text:tab/> * @see HttpServlet#doPost(HttpServletRequest request, HttpServletResponse response)</text:span></text:p>
      <text:p text:style-name="P1"><text:span text:style-name="T2"><text:tab/> */</text:span></text:p>
      <text:p text:style-name="P1"><text:span text:style-name="T2"><text:tab/>protected void doPost(HttpServletRequest request, HttpServletResponse response) throws ServletException, IOException {</text:span></text:p>
      <text:p text:style-name="P1"><text:span text:style-name="T2"><text:tab/><text:tab/>// TODO Auto-generated method stub</text:span></text:p>
      <text:p text:style-name="P1"><text:span text:style-name="T2"><text:tab/><text:tab/>doGet(request, response);</text:span></text:p>
      <text:p text:style-name="P1"><text:span text:style-name="T2"><text:tab/>}</text:span></text:p>
      <text:p text:style-name="P1"><text:span text:style-name="T2"/></text:p>
      <text:p text:style-name="P1"><text:span text:style-name="T2">}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==========================================================================================</text:span></text:p>
      <text:p text:style-name="P1"><text:span text:style-name="T2">Index.html</text:span></text:p>
      <text:p text:style-name="P1"><text:span text:style-name="T2"/></text:p>
      <text:p text:style-name="P1"><text:span text:style-name="T2"/></text:p>
      <text:p text:style-name="P5"><text:span text:style-name="T14">&lt;</text:span><text:span text:style-name="T16">head</text:span><text:span text:style-name="T14">&gt;</text:span><text:span text:style-name="T2"> </text:span></text:p>
      <text:p text:style-name="P3"><text:span text:style-name="T14">&lt;</text:span><text:span text:style-name="T17">meta</text:span><text:span text:style-name="T19"> </text:span><text:span text:style-name="T20">charset</text:span><text:span text:style-name="T2">=</text:span><text:span text:style-name="T7">"ISO-8859-1"</text:span><text:span text:style-name="T14">&gt;</text:span></text:p>
      <text:p text:style-name="P3"><text:span text:style-name="T14">&lt;</text:span><text:span text:style-name="T17">title</text:span><text:span text:style-name="T14">&gt;</text:span><text:span text:style-name="T2">Index</text:span><text:span text:style-name="T14">&lt;/</text:span><text:span text:style-name="T17">title</text:span><text:span text:style-name="T14">&gt;</text:span><text:span text:style-name="T2"> </text:span></text:p>
      <text:p text:style-name="P3"><text:span text:style-name="T14">&lt;/</text:span><text:span text:style-name="T16">head</text:span><text:span text:style-name="T14">&gt;</text:span><text:span text:style-name="T2"> </text:span></text:p>
      <text:p text:style-name="P3"><text:span text:style-name="T14">&lt;</text:span><text:span text:style-name="T17">body</text:span><text:span text:style-name="T14">&gt;</text:span></text:p>
      <text:p text:style-name="P3"><text:span text:style-name="T14">&lt;</text:span><text:span text:style-name="T17">h2</text:span><text:span text:style-name="T14">&gt;</text:span><text:span text:style-name="T2">CRUD PRINCIPAL</text:span><text:span text:style-name="T14">&lt;/</text:span><text:span text:style-name="T17">h2</text:span><text:span text:style-name="T14">&gt;</text:span></text:p>
      <text:p text:style-name="P3"><text:span text:style-name="T14">&lt;</text:span><text:span text:style-name="T17">br</text:span><text:span text:style-name="T14">&gt;</text:span></text:p>
      <text:p text:style-name="P3"><text:span text:style-name="T14">&lt;</text:span><text:span text:style-name="T17">br</text:span><text:span text:style-name="T14">&gt;</text:span></text:p>
      <text:p text:style-name="P3"><text:span text:style-name="T14">&lt;</text:span><text:span text:style-name="T17">table</text:span><text:span text:style-name="T19"> </text:span><text:span text:style-name="T20">id</text:span><text:span text:style-name="T2">=</text:span><text:span text:style-name="T7">"AlunoTabela"</text:span><text:span text:style-name="T14">&gt;</text:span></text:p>
      <text:p text:style-name="P3"><text:span text:style-name="T2"><text:s text:c="4"/></text:span><text:span text:style-name="T14">&lt;</text:span><text:span text:style-name="T17">tr</text:span><text:span text:style-name="T14">&gt;</text:span></text:p>
      <text:p text:style-name="P3"><text:span text:style-name="T2"><text:s text:c="8"/></text:span><text:span text:style-name="T14">&lt;</text:span><text:span text:style-name="T17">td</text:span><text:span text:style-name="T14">&gt;&lt;</text:span><text:span text:style-name="T17">a</text:span><text:span text:style-name="T19"> </text:span><text:span text:style-name="T20">href</text:span><text:span text:style-name="T2">=</text:span><text:span text:style-name="T19"> </text:span><text:span text:style-name="T7">"criar.html"</text:span><text:span text:style-name="T14">&gt;</text:span><text:span text:style-name="T2"> </text:span><text:span text:style-name="T14">&lt;</text:span><text:span text:style-name="T17">input</text:span><text:span text:style-name="T19"> </text:span><text:span text:style-name="T20">type</text:span><text:span text:style-name="T2">=</text:span><text:span text:style-name="T7">"button"</text:span><text:span text:style-name="T19"> </text:span><text:span text:style-name="T20">value</text:span><text:span text:style-name="T2">=</text:span><text:span text:style-name="T7">"Adicionar"</text:span><text:span text:style-name="T14">&gt;&lt;/</text:span><text:span text:style-name="T17">a</text:span><text:span text:style-name="T14">&gt;&lt;/</text:span><text:span text:style-name="T17">td</text:span><text:span text:style-name="T14">&gt;</text:span></text:p>
      <text:p text:style-name="P3"><text:span text:style-name="T2"><text:s text:c="8"/></text:span><text:span text:style-name="T14">&lt;</text:span><text:span text:style-name="T17">td</text:span><text:span text:style-name="T14">&gt;&lt;</text:span><text:span text:style-name="T17">a</text:span><text:span text:style-name="T19"> </text:span><text:span text:style-name="T20">href</text:span><text:span text:style-name="T2">=</text:span><text:span text:style-name="T19"> </text:span><text:span text:style-name="T7">"read.html"</text:span><text:span text:style-name="T14">&gt;</text:span><text:span text:style-name="T2"> </text:span><text:span text:style-name="T14">&lt;</text:span><text:span text:style-name="T17">input</text:span><text:span text:style-name="T19"> </text:span><text:span text:style-name="T20">type</text:span><text:span text:style-name="T2">=</text:span><text:span text:style-name="T7">"button"</text:span><text:span text:style-name="T19"> </text:span><text:span text:style-name="T20">value</text:span><text:span text:style-name="T2">=</text:span><text:span text:style-name="T7">"VizualizarUnico"</text:span><text:span text:style-name="T14">&gt;&lt;/</text:span><text:span text:style-name="T17">a</text:span><text:span text:style-name="T14">&gt;&lt;/</text:span><text:span text:style-name="T17">td</text:span><text:span text:style-name="T14">&gt;</text:span></text:p>
      <text:p text:style-name="P3"><text:span text:style-name="T2"><text:s text:c="8"/></text:span><text:span text:style-name="T14">&lt;</text:span><text:span text:style-name="T17">td</text:span><text:span text:style-name="T14">&gt;&lt;</text:span><text:span text:style-name="T17">a</text:span><text:span text:style-name="T19"> </text:span><text:span text:style-name="T20">href</text:span><text:span text:style-name="T2">=</text:span><text:span text:style-name="T19"> </text:span><text:span text:style-name="T7">"readall.html"</text:span><text:span text:style-name="T14">&gt;</text:span><text:span text:style-name="T2"> </text:span><text:span text:style-name="T14">&lt;</text:span><text:span text:style-name="T17">input</text:span><text:span text:style-name="T19"> </text:span><text:span text:style-name="T20">type</text:span><text:span text:style-name="T2">=</text:span><text:span text:style-name="T7">"button"</text:span><text:span text:style-name="T19"> </text:span><text:span text:style-name="T20">value</text:span><text:span text:style-name="T2">=</text:span><text:span text:style-name="T7">"VizualizarTodos"</text:span><text:span text:style-name="T14">&gt;&lt;/</text:span><text:span text:style-name="T17">a</text:span><text:span text:style-name="T14">&gt;&lt;/</text:span><text:span text:style-name="T17">td</text:span><text:span text:style-name="T14">&gt;</text:span></text:p>
      <text:p text:style-name="P3"><text:span text:style-name="T2"><text:s text:c="8"/></text:span><text:span text:style-name="T14">&lt;</text:span><text:span text:style-name="T17">td</text:span><text:span text:style-name="T14">&gt;&lt;</text:span><text:span text:style-name="T17">a</text:span><text:span text:style-name="T19"> </text:span><text:span text:style-name="T20">href</text:span><text:span text:style-name="T2">=</text:span><text:span text:style-name="T19"> </text:span><text:span text:style-name="T7">"update.html"</text:span><text:span text:style-name="T14">&gt;</text:span><text:span text:style-name="T2"> </text:span><text:span text:style-name="T14">&lt;</text:span><text:span text:style-name="T17">input</text:span><text:span text:style-name="T19"> </text:span><text:span text:style-name="T20">type</text:span><text:span text:style-name="T2">=</text:span><text:span text:style-name="T7">"button"</text:span><text:span text:style-name="T19"> </text:span><text:span text:style-name="T20">value</text:span><text:span text:style-name="T2">=</text:span><text:span text:style-name="T7">"Update"</text:span><text:span text:style-name="T14">&gt;&lt;/</text:span><text:span text:style-name="T17">a</text:span><text:span text:style-name="T14">&gt;&lt;/</text:span><text:span text:style-name="T17">td</text:span><text:span text:style-name="T14">&gt;</text:span></text:p>
      <text:p text:style-name="P3"><text:span text:style-name="T2"><text:s text:c="8"/></text:span><text:span text:style-name="T14">&lt;</text:span><text:span text:style-name="T17">td</text:span><text:span text:style-name="T14">&gt;&lt;</text:span><text:span text:style-name="T17">a</text:span><text:span text:style-name="T19"> </text:span><text:span text:style-name="T20">href</text:span><text:span text:style-name="T2">=</text:span><text:span text:style-name="T19"> </text:span><text:span text:style-name="T7">"delete.html"</text:span><text:span text:style-name="T14">&gt;</text:span><text:span text:style-name="T2"> </text:span><text:span text:style-name="T14">&lt;</text:span><text:span text:style-name="T17">input</text:span><text:span text:style-name="T19"> </text:span><text:span text:style-name="T20">type</text:span><text:span text:style-name="T2">=</text:span><text:span text:style-name="T7">"button"</text:span><text:span text:style-name="T19"> </text:span><text:span text:style-name="T20">value</text:span><text:span text:style-name="T2">=</text:span><text:span text:style-name="T7">"Delete"</text:span><text:span text:style-name="T14">&gt;&lt;/</text:span><text:span text:style-name="T17">a</text:span><text:span text:style-name="T14">&gt;&lt;/</text:span><text:span text:style-name="T17">td</text:span><text:span text:style-name="T14">&gt;</text:span></text:p>
      <text:p text:style-name="P3"><text:span text:style-name="T2"><text:s text:c="4"/></text:span><text:span text:style-name="T14">&lt;/</text:span><text:span text:style-name="T17">tr</text:span><text:span text:style-name="T14">&gt;</text:span></text:p>
      <text:p text:style-name="P3"><text:span text:style-name="T14">&lt;/</text:span><text:span text:style-name="T17">table</text:span><text:span text:style-name="T14">&gt;</text:span></text:p>
      <text:p text:style-name="P3"><text:span text:style-name="T14">&lt;/</text:span><text:span text:style-name="T17">body</text:span><text:span text:style-name="T14">&gt;</text:span></text:p>
      <text:p text:style-name="P3"><text:span text:style-name="T14">&lt;/</text:span><text:span text:style-name="T17">html</text:span><text:span text:style-name="T14">&gt;</text:span></text:p>
      <text:p text:style-name="P3"><text:span text:style-name="T14">&lt;/</text:span><text:span text:style-name="T17">body</text:span><text:span text:style-name="T14">&gt;</text:span></text:p>
      <text:p text:style-name="P1"><text:span text:style-name="T14">&lt;/</text:span><text:span text:style-name="T17">html</text:span><text:span text:style-name="T14">&gt;</text:span></text:p>
      <text:p text:style-name="P1"><text:span text:style-name="T2"/></text:p>
      <text:p text:style-name="P1"><text:span text:style-name="T2">==========================================================================================</text:span></text:p>
      <text:p text:style-name="P1"><text:span text:style-name="T2"/></text:p>
      <text:p text:style-name="P1"><text:span text:style-name="T2">criar.html</text:span></text:p>
      <text:p text:style-name="P1"><text:span text:style-name="T2"/></text:p>
      <text:p text:style-name="P5"><text:span text:style-name="T14">&lt;!</text:span><text:span text:style-name="T17">DOCTYPE</text:span><text:span text:style-name="T19"> </text:span><text:span text:style-name="T14">html&gt;</text:span><text:span text:style-name="T2"> </text:span></text:p>
      <text:p text:style-name="P3"><text:span text:style-name="T14">&lt;</text:span><text:span text:style-name="T17">html</text:span><text:span text:style-name="T14">&gt;</text:span><text:span text:style-name="T2"> </text:span></text:p>
      <text:p text:style-name="P3"><text:span text:style-name="T2"><text:tab/></text:span><text:span text:style-name="T14">&lt;</text:span><text:span text:style-name="T17">head</text:span><text:span text:style-name="T14">&gt;</text:span><text:span text:style-name="T2"> </text:span><text:span text:style-name="T14">&lt;</text:span><text:span text:style-name="T17">meta</text:span><text:span text:style-name="T19"> </text:span><text:span text:style-name="T20">charset</text:span><text:span text:style-name="T2">=</text:span><text:span text:style-name="T7">"ISO-8859-1"</text:span><text:span text:style-name="T14">&gt;</text:span></text:p>
      <text:p text:style-name="P3"><text:span text:style-name="T2"><text:tab/><text:tab/></text:span><text:span text:style-name="T14">&lt;</text:span><text:span text:style-name="T17">title</text:span><text:span text:style-name="T14">&gt;</text:span><text:span text:style-name="T3">Criar</text:span><text:span text:style-name="T14">&lt;/</text:span><text:span text:style-name="T17">title</text:span><text:span text:style-name="T14">&gt;</text:span><text:span text:style-name="T2"> </text:span></text:p>
      <text:p text:style-name="P3"><text:span text:style-name="T2"><text:tab/></text:span><text:span text:style-name="T14">&lt;/</text:span><text:span text:style-name="T17">head</text:span><text:span text:style-name="T14">&gt;</text:span><text:span text:style-name="T2"> </text:span></text:p>
      <text:p text:style-name="P3"><text:span text:style-name="T2"><text:tab/></text:span><text:span text:style-name="T14">&lt;</text:span><text:span text:style-name="T17">body</text:span><text:span text:style-name="T14">&gt;</text:span></text:p>
      <text:p text:style-name="P3"><text:span text:style-name="T2"><text:tab/><text:tab/></text:span><text:span text:style-name="T14">&lt;</text:span><text:span text:style-name="T17">h1</text:span><text:span text:style-name="T14">&gt;</text:span><text:span text:style-name="T3">Cadastrar</text:span><text:span text:style-name="T2"> </text:span><text:span text:style-name="T3">Aluno</text:span><text:span text:style-name="T14">&lt;/</text:span><text:span text:style-name="T17">h1</text:span><text:span text:style-name="T14">&gt;</text:span></text:p>
      <text:p text:style-name="P3"><text:span text:style-name="T2"><text:tab/><text:tab/></text:span><text:span text:style-name="T14">&lt;</text:span><text:span text:style-name="T17">table</text:span><text:span text:style-name="T14">&gt;</text:span></text:p>
      <text:p text:style-name="P3"><text:span text:style-name="T2"><text:tab/><text:tab/><text:tab/></text:span><text:span text:style-name="T15">&lt;</text:span><text:span text:style-name="T18">form</text:span><text:span text:style-name="T3"> </text:span><text:span text:style-name="T21">action</text:span><text:span text:style-name="T3">=</text:span><text:span text:style-name="T8">"criarServlet"</text:span><text:span text:style-name="T3"> </text:span><text:span text:style-name="T21">method</text:span><text:span text:style-name="T3">=</text:span><text:span text:style-name="T8">"get"</text:span><text:span text:style-name="T15">&gt;</text:span></text:p>
      <text:p text:style-name="P3"><text:span text:style-name="T2"><text:tab/><text:tab/><text:tab/></text:span><text:span text:style-name="T14">&lt;</text:span><text:span text:style-name="T17">p</text:span><text:span text:style-name="T14">&gt;</text:span><text:span text:style-name="T3">Nome</text:span><text:span text:style-name="T2">:</text:span><text:span text:style-name="T14">&lt;/</text:span><text:span text:style-name="T17">p</text:span><text:span text:style-name="T14">&gt;</text:span></text:p>
      <text:p text:style-name="P3"><text:span text:style-name="T2"><text:tab/><text:tab/><text:tab/></text:span><text:span text:style-name="T14">&lt;</text:span><text:span text:style-name="T17">input</text:span><text:span text:style-name="T19"> </text:span><text:span text:style-name="T20">type</text:span><text:span text:style-name="T2">=</text:span><text:span text:style-name="T7">"text"</text:span><text:span text:style-name="T19"> </text:span><text:span text:style-name="T20">name</text:span><text:span text:style-name="T2">=</text:span><text:span text:style-name="T7">"Nome"</text:span><text:span text:style-name="T14">&gt;</text:span></text:p>
      <text:p text:style-name="P3"><text:span text:style-name="T2"><text:tab/><text:tab/><text:tab/></text:span><text:span text:style-name="T14">&lt;</text:span><text:span text:style-name="T17">p</text:span><text:span text:style-name="T14">&gt;</text:span><text:span text:style-name="T3">Matricula</text:span><text:span text:style-name="T2">:</text:span><text:span text:style-name="T14">&lt;/</text:span><text:span text:style-name="T17">p</text:span><text:span text:style-name="T14">&gt;</text:span></text:p>
      <text:p text:style-name="P3"><text:span text:style-name="T2"><text:tab/><text:tab/><text:tab/></text:span><text:span text:style-name="T14">&lt;</text:span><text:span text:style-name="T17">input</text:span><text:span text:style-name="T19"> </text:span><text:span text:style-name="T20">type</text:span><text:span text:style-name="T2">=</text:span><text:span text:style-name="T7">"text"</text:span><text:span text:style-name="T19"> </text:span><text:span text:style-name="T20">name</text:span><text:span text:style-name="T2">=</text:span><text:span text:style-name="T7">"Matricula"</text:span><text:span text:style-name="T14">&gt;</text:span></text:p>
      <text:p text:style-name="P3"><text:span text:style-name="T2"><text:tab/><text:tab/><text:tab/></text:span><text:span text:style-name="T14">&lt;</text:span><text:span text:style-name="T17">p</text:span><text:span text:style-name="T14">&gt;</text:span><text:span text:style-name="T3">Telefone</text:span><text:span text:style-name="T2">:</text:span><text:span text:style-name="T14">&lt;/</text:span><text:span text:style-name="T17">p</text:span><text:span text:style-name="T14">&gt;</text:span></text:p>
      <text:p text:style-name="P3"><text:span text:style-name="T2"><text:tab/><text:tab/><text:tab/></text:span><text:span text:style-name="T14">&lt;</text:span><text:span text:style-name="T17">input</text:span><text:span text:style-name="T19"> </text:span><text:span text:style-name="T20">type</text:span><text:span text:style-name="T2">=</text:span><text:span text:style-name="T7">"text"</text:span><text:span text:style-name="T19"> </text:span><text:span text:style-name="T20">name</text:span><text:span text:style-name="T2">=</text:span><text:span text:style-name="T7">"Telefone"</text:span><text:span text:style-name="T14">&gt;&lt;</text:span><text:span text:style-name="T17">br</text:span><text:span text:style-name="T14">&gt;</text:span></text:p>
      <text:p text:style-name="P3"><text:soft-page-break/><text:span text:style-name="T2"><text:tab/><text:tab/><text:tab/></text:span><text:span text:style-name="T14">&lt;</text:span><text:span text:style-name="T17">input</text:span><text:span text:style-name="T19"> </text:span><text:span text:style-name="T20">type</text:span><text:span text:style-name="T2">=</text:span><text:span text:style-name="T7">"submit"</text:span><text:span text:style-name="T19"> </text:span><text:span text:style-name="T14">/&gt;</text:span><text:span text:style-name="T2"> </text:span></text:p>
      <text:p text:style-name="P3"><text:span text:style-name="T2"><text:tab/><text:tab/><text:tab/></text:span><text:span text:style-name="T14">&lt;/</text:span><text:span text:style-name="T17">form</text:span><text:span text:style-name="T14">&gt;</text:span></text:p>
      <text:p text:style-name="P3"><text:span text:style-name="T2"><text:tab/><text:tab/></text:span><text:span text:style-name="T14">&lt;/</text:span><text:span text:style-name="T17">table</text:span><text:span text:style-name="T14">&gt;</text:span></text:p>
      <text:p text:style-name="P3"><text:span text:style-name="T14">&lt;/</text:span><text:span text:style-name="T17">body</text:span><text:span text:style-name="T14">&gt;</text:span></text:p>
      <text:p text:style-name="P1"><text:span text:style-name="T14">&lt;/</text:span><text:span text:style-name="T17">html</text:span><text:span text:style-name="T14">&gt;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==========================================================================================</text:span></text:p>
      <text:p text:style-name="P1"><text:span text:style-name="T2"/></text:p>
      <text:p text:style-name="P1"><text:span text:style-name="T2">delete.html</text:span></text:p>
      <text:p text:style-name="P1"><text:span text:style-name="T2"/></text:p>
      <text:p text:style-name="P5"><text:span text:style-name="T14">&lt;!</text:span><text:span text:style-name="T17">DOCTYPE</text:span><text:span text:style-name="T19"> </text:span><text:span text:style-name="T14">html&gt;</text:span></text:p>
      <text:p text:style-name="P3"><text:span text:style-name="T14">&lt;</text:span><text:span text:style-name="T17">html</text:span><text:span text:style-name="T14">&gt;</text:span></text:p>
      <text:p text:style-name="P3"><text:span text:style-name="T14">&lt;</text:span><text:span text:style-name="T17">head</text:span><text:span text:style-name="T14">&gt;</text:span></text:p>
      <text:p text:style-name="P3"><text:span text:style-name="T14">&lt;</text:span><text:span text:style-name="T17">meta</text:span><text:span text:style-name="T19"> </text:span><text:span text:style-name="T20">charset</text:span><text:span text:style-name="T2">=</text:span><text:span text:style-name="T7">"ISO-8859-1"</text:span><text:span text:style-name="T14">&gt;</text:span></text:p>
      <text:p text:style-name="P3"><text:span text:style-name="T14">&lt;</text:span><text:span text:style-name="T17">title</text:span><text:span text:style-name="T14">&gt;</text:span><text:span text:style-name="T2">Read</text:span><text:span text:style-name="T14">&lt;/</text:span><text:span text:style-name="T17">title</text:span><text:span text:style-name="T14">&gt;</text:span></text:p>
      <text:p text:style-name="P3"><text:span text:style-name="T14">&lt;/</text:span><text:span text:style-name="T17">head</text:span><text:span text:style-name="T14">&gt;</text:span></text:p>
      <text:p text:style-name="P3"><text:span text:style-name="T14">&lt;</text:span><text:span text:style-name="T17">body</text:span><text:span text:style-name="T14">&gt;</text:span></text:p>
      <text:p text:style-name="P3"><text:span text:style-name="T2"><text:tab/></text:span><text:span text:style-name="T14">&lt;</text:span><text:span text:style-name="T17">h1</text:span><text:span text:style-name="T14">&gt;</text:span><text:span text:style-name="T3">Alterar</text:span><text:span text:style-name="T2"> </text:span><text:span text:style-name="T3">Aluno</text:span><text:span text:style-name="T14">&lt;/</text:span><text:span text:style-name="T17">h1</text:span><text:span text:style-name="T14">&gt;</text:span></text:p>
      <text:p text:style-name="P3"><text:span text:style-name="T2"><text:tab/><text:tab/></text:span><text:span text:style-name="T14">&lt;</text:span><text:span text:style-name="T17">table</text:span><text:span text:style-name="T14">&gt;</text:span></text:p>
      <text:p text:style-name="P3"><text:span text:style-name="T2"><text:tab/><text:tab/><text:tab/></text:span><text:span text:style-name="T15">&lt;</text:span><text:span text:style-name="T18">form</text:span><text:span text:style-name="T3"> </text:span><text:span text:style-name="T21">action</text:span><text:span text:style-name="T3">=</text:span><text:span text:style-name="T8">"deleteServlet"</text:span><text:span text:style-name="T3"> </text:span><text:span text:style-name="T21">method</text:span><text:span text:style-name="T3">=</text:span><text:span text:style-name="T8">"get"</text:span><text:span text:style-name="T15">&gt;</text:span></text:p>
      <text:p text:style-name="P3"><text:span text:style-name="T2"><text:tab/><text:tab/><text:tab/></text:span><text:span text:style-name="T14">&lt;</text:span><text:span text:style-name="T17">p</text:span><text:span text:style-name="T14">&gt;</text:span><text:span text:style-name="T3">Nome</text:span><text:span text:style-name="T2"> do </text:span><text:span text:style-name="T3">Aluno</text:span><text:span text:style-name="T2"> </text:span><text:span text:style-name="T3">para</text:span><text:span text:style-name="T2"> </text:span><text:span text:style-name="T3">ser</text:span><text:span text:style-name="T2"> </text:span><text:span text:style-name="T3">deletado</text:span><text:span text:style-name="T2">:</text:span><text:span text:style-name="T14">&lt;/</text:span><text:span text:style-name="T17">p</text:span><text:span text:style-name="T14">&gt;</text:span></text:p>
      <text:p text:style-name="P3"><text:span text:style-name="T2"><text:tab/><text:tab/><text:tab/></text:span><text:span text:style-name="T14">&lt;</text:span><text:span text:style-name="T17">input</text:span><text:span text:style-name="T19"> </text:span><text:span text:style-name="T20">type</text:span><text:span text:style-name="T2">=</text:span><text:span text:style-name="T7">"text"</text:span><text:span text:style-name="T19"> </text:span><text:span text:style-name="T20">name</text:span><text:span text:style-name="T2">=</text:span><text:span text:style-name="T7">"Nome"</text:span><text:span text:style-name="T14">/&gt;</text:span></text:p>
      <text:p text:style-name="P3"><text:span text:style-name="T2"><text:tab/><text:tab/><text:tab/></text:span><text:span text:style-name="T14">&lt;</text:span><text:span text:style-name="T17">input</text:span><text:span text:style-name="T19"> </text:span><text:span text:style-name="T20">type</text:span><text:span text:style-name="T2">=</text:span><text:span text:style-name="T7">"submit"</text:span><text:span text:style-name="T19"> </text:span><text:span text:style-name="T14">/&gt;</text:span><text:span text:style-name="T2"> </text:span></text:p>
      <text:p text:style-name="P3"><text:span text:style-name="T2"><text:tab/><text:tab/><text:tab/></text:span><text:span text:style-name="T14">&lt;/</text:span><text:span text:style-name="T17">form</text:span><text:span text:style-name="T14">&gt;</text:span></text:p>
      <text:p text:style-name="P3"><text:span text:style-name="T2"><text:tab/><text:tab/></text:span><text:span text:style-name="T14">&lt;/</text:span><text:span text:style-name="T17">table</text:span><text:span text:style-name="T14">&gt;</text:span></text:p>
      <text:p text:style-name="P3"><text:span text:style-name="T14">&lt;/</text:span><text:span text:style-name="T17">body</text:span><text:span text:style-name="T14">&gt;</text:span></text:p>
      <text:p text:style-name="P1"><text:span text:style-name="T14">&lt;/</text:span><text:span text:style-name="T17">html</text:span><text:span text:style-name="T14">&gt;</text:span></text:p>
      <text:p text:style-name="P1"><text:span text:style-name="T2"/></text:p>
      <text:p text:style-name="P1"><text:span text:style-name="T2">==========================================================================================</text:span></text:p>
      <text:p text:style-name="P1"><text:span text:style-name="T2"/></text:p>
      <text:p text:style-name="P1"><text:span text:style-name="T2">read.html</text:span></text:p>
      <text:p text:style-name="P1"><text:span text:style-name="T2"/></text:p>
      <text:p text:style-name="P5"><text:span text:style-name="T14">&lt;!</text:span><text:span text:style-name="T17">DOCTYPE</text:span><text:span text:style-name="T19"> </text:span><text:span text:style-name="T14">html&gt;</text:span></text:p>
      <text:p text:style-name="P3"><text:span text:style-name="T14">&lt;</text:span><text:span text:style-name="T17">html</text:span><text:span text:style-name="T14">&gt;</text:span></text:p>
      <text:p text:style-name="P3"><text:span text:style-name="T14">&lt;</text:span><text:span text:style-name="T17">head</text:span><text:span text:style-name="T14">&gt;</text:span></text:p>
      <text:p text:style-name="P3"><text:span text:style-name="T14">&lt;</text:span><text:span text:style-name="T17">meta</text:span><text:span text:style-name="T19"> </text:span><text:span text:style-name="T20">charset</text:span><text:span text:style-name="T2">=</text:span><text:span text:style-name="T7">"ISO-8859-1"</text:span><text:span text:style-name="T14">&gt;</text:span></text:p>
      <text:p text:style-name="P3"><text:span text:style-name="T14">&lt;</text:span><text:span text:style-name="T17">title</text:span><text:span text:style-name="T14">&gt;</text:span><text:span text:style-name="T2">Read</text:span><text:span text:style-name="T14">&lt;/</text:span><text:span text:style-name="T17">title</text:span><text:span text:style-name="T14">&gt;</text:span></text:p>
      <text:p text:style-name="P3"><text:span text:style-name="T14">&lt;/</text:span><text:span text:style-name="T17">head</text:span><text:span text:style-name="T14">&gt;</text:span></text:p>
      <text:p text:style-name="P3"><text:span text:style-name="T14">&lt;</text:span><text:span text:style-name="T17">body</text:span><text:span text:style-name="T14">&gt;</text:span></text:p>
      <text:p text:style-name="P3"><text:span text:style-name="T2"><text:tab/></text:span><text:span text:style-name="T14">&lt;</text:span><text:span text:style-name="T17">h1</text:span><text:span text:style-name="T14">&gt;</text:span><text:span text:style-name="T3">Visualizar</text:span><text:span text:style-name="T2"> (Individual)</text:span><text:span text:style-name="T14">&lt;/</text:span><text:span text:style-name="T17">h1</text:span><text:span text:style-name="T14">&gt;</text:span></text:p>
      <text:p text:style-name="P3"><text:span text:style-name="T2"><text:tab/><text:tab/></text:span><text:span text:style-name="T14">&lt;</text:span><text:span text:style-name="T17">table</text:span><text:span text:style-name="T14">&gt;</text:span></text:p>
      <text:p text:style-name="P3"><text:span text:style-name="T2"><text:tab/><text:tab/><text:tab/></text:span><text:span text:style-name="T15">&lt;</text:span><text:span text:style-name="T18">form</text:span><text:span text:style-name="T3"> </text:span><text:span text:style-name="T21">action</text:span><text:span text:style-name="T3">=</text:span><text:span text:style-name="T8">"readServlet"</text:span><text:span text:style-name="T3"> </text:span><text:span text:style-name="T21">method</text:span><text:span text:style-name="T3">=</text:span><text:span text:style-name="T8">"get"</text:span><text:span text:style-name="T15">&gt;</text:span></text:p>
      <text:p text:style-name="P3"><text:span text:style-name="T2"><text:tab/><text:tab/><text:tab/></text:span><text:span text:style-name="T14">&lt;</text:span><text:span text:style-name="T17">p</text:span><text:span text:style-name="T14">&gt;</text:span><text:span text:style-name="T3">Nome</text:span><text:span text:style-name="T2">:</text:span><text:span text:style-name="T14">&lt;/</text:span><text:span text:style-name="T17">p</text:span><text:span text:style-name="T14">&gt;</text:span></text:p>
      <text:p text:style-name="P3"><text:span text:style-name="T2"><text:tab/><text:tab/><text:tab/></text:span><text:span text:style-name="T14">&lt;</text:span><text:span text:style-name="T17">input</text:span><text:span text:style-name="T19"> </text:span><text:span text:style-name="T20">type</text:span><text:span text:style-name="T2">=</text:span><text:span text:style-name="T7">"text"</text:span><text:span text:style-name="T19"> </text:span><text:span text:style-name="T20">name</text:span><text:span text:style-name="T2">=</text:span><text:span text:style-name="T7">"Nome"</text:span><text:span text:style-name="T14">/&gt;</text:span></text:p>
      <text:p text:style-name="P3"><text:span text:style-name="T2"><text:tab/><text:tab/><text:tab/></text:span><text:span text:style-name="T14">&lt;</text:span><text:span text:style-name="T17">input</text:span><text:span text:style-name="T19"> </text:span><text:span text:style-name="T20">type</text:span><text:span text:style-name="T2">=</text:span><text:span text:style-name="T7">"submit"</text:span><text:span text:style-name="T19"> </text:span><text:span text:style-name="T14">/&gt;</text:span><text:span text:style-name="T2"> </text:span></text:p>
      <text:p text:style-name="P3"><text:span text:style-name="T2"><text:tab/><text:tab/><text:tab/></text:span><text:span text:style-name="T14">&lt;/</text:span><text:span text:style-name="T17">form</text:span><text:span text:style-name="T14">&gt;</text:span></text:p>
      <text:p text:style-name="P3"><text:span text:style-name="T2"><text:tab/><text:tab/></text:span><text:span text:style-name="T14">&lt;/</text:span><text:span text:style-name="T17">table</text:span><text:span text:style-name="T14">&gt;</text:span></text:p>
      <text:p text:style-name="P3"><text:span text:style-name="T14">&lt;/</text:span><text:span text:style-name="T17">body</text:span><text:span text:style-name="T14">&gt;</text:span></text:p>
      <text:p text:style-name="P1"><text:span text:style-name="T14">&lt;/</text:span><text:span text:style-name="T17">html</text:span><text:span text:style-name="T14">&gt;</text:span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oft-page-break/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2"/></text:p>
      <text:p text:style-name="P1"><text:span text:style-name="T2">==========================================================================================</text:span></text:p>
      <text:p text:style-name="P1"><text:span text:style-name="T2"/></text:p>
      <text:p text:style-name="P1"><text:span text:style-name="T2">readall.html</text:span></text:p>
      <text:p text:style-name="P1"><text:span text:style-name="T2"/></text:p>
      <text:p text:style-name="P5"><text:span text:style-name="T14">&lt;!</text:span><text:span text:style-name="T17">DOCTYPE</text:span><text:span text:style-name="T19"> </text:span><text:span text:style-name="T14">html&gt;</text:span></text:p>
      <text:p text:style-name="P3"><text:span text:style-name="T14">&lt;</text:span><text:span text:style-name="T17">html</text:span><text:span text:style-name="T14">&gt;</text:span></text:p>
      <text:p text:style-name="P3"><text:span text:style-name="T14">&lt;</text:span><text:span text:style-name="T17">head</text:span><text:span text:style-name="T14">&gt;</text:span></text:p>
      <text:p text:style-name="P3"><text:span text:style-name="T14">&lt;</text:span><text:span text:style-name="T17">meta</text:span><text:span text:style-name="T19"> </text:span><text:span text:style-name="T20">charset</text:span><text:span text:style-name="T2">=</text:span><text:span text:style-name="T7">"ISO-8859-1"</text:span><text:span text:style-name="T14">&gt;</text:span></text:p>
      <text:p text:style-name="P3"><text:span text:style-name="T14">&lt;</text:span><text:span text:style-name="T17">title</text:span><text:span text:style-name="T14">&gt;</text:span><text:span text:style-name="T2">Read</text:span><text:span text:style-name="T14">&lt;/</text:span><text:span text:style-name="T17">title</text:span><text:span text:style-name="T14">&gt;</text:span></text:p>
      <text:p text:style-name="P3"><text:span text:style-name="T14">&lt;/</text:span><text:span text:style-name="T17">head</text:span><text:span text:style-name="T14">&gt;</text:span></text:p>
      <text:p text:style-name="P3"><text:span text:style-name="T14">&lt;</text:span><text:span text:style-name="T17">body</text:span><text:span text:style-name="T14">&gt;</text:span></text:p>
      <text:p text:style-name="P3"><text:span text:style-name="T2"><text:tab/></text:span><text:span text:style-name="T14">&lt;</text:span><text:span text:style-name="T17">h1</text:span><text:span text:style-name="T14">&gt;</text:span><text:span text:style-name="T3">Visualizar</text:span><text:span text:style-name="T2"> (</text:span><text:span text:style-name="T3">Todos</text:span><text:span text:style-name="T2">)</text:span><text:span text:style-name="T14">&lt;/</text:span><text:span text:style-name="T17">h1</text:span><text:span text:style-name="T14">&gt;</text:span></text:p>
      <text:p text:style-name="P3"><text:span text:style-name="T2"><text:tab/><text:tab/></text:span><text:span text:style-name="T14">&lt;</text:span><text:span text:style-name="T17">table</text:span><text:span text:style-name="T14">&gt;</text:span></text:p>
      <text:p text:style-name="P3"><text:span text:style-name="T2"><text:tab/><text:tab/><text:tab/></text:span><text:span text:style-name="T15">&lt;</text:span><text:span text:style-name="T18">form</text:span><text:span text:style-name="T3"> </text:span><text:span text:style-name="T21">action</text:span><text:span text:style-name="T3">=</text:span><text:span text:style-name="T8">"readAllServlet"</text:span><text:span text:style-name="T3"> </text:span><text:span text:style-name="T21">method</text:span><text:span text:style-name="T3">=</text:span><text:span text:style-name="T8">"get"</text:span><text:span text:style-name="T15">&gt;</text:span></text:p>
      <text:p text:style-name="P3"><text:span text:style-name="T2"><text:tab/><text:tab/><text:tab/></text:span><text:span text:style-name="T14">&lt;</text:span><text:span text:style-name="T17">p</text:span><text:span text:style-name="T14">&gt;</text:span><text:span text:style-name="T2">Clique </text:span><text:span text:style-name="T3">Para</text:span><text:span text:style-name="T2"> </text:span><text:span text:style-name="T3">Carregtar</text:span><text:span text:style-name="T2"> </text:span><text:span text:style-name="T3">Todos</text:span><text:span text:style-name="T2">:</text:span><text:span text:style-name="T14">&lt;/</text:span><text:span text:style-name="T17">p</text:span><text:span text:style-name="T14">&gt;</text:span></text:p>
      <text:p text:style-name="P3"><text:span text:style-name="T2"><text:tab/><text:tab/><text:tab/></text:span><text:span text:style-name="T14">&lt;</text:span><text:span text:style-name="T17">input</text:span><text:span text:style-name="T19"> </text:span><text:span text:style-name="T20">type</text:span><text:span text:style-name="T2">=</text:span><text:span text:style-name="T7">"submit"</text:span><text:span text:style-name="T19"> </text:span><text:span text:style-name="T20">value</text:span><text:span text:style-name="T2">=</text:span><text:span text:style-name="T7">"ConsultaTodos"</text:span><text:span text:style-name="T14">/&gt;</text:span><text:span text:style-name="T2"> </text:span></text:p>
      <text:p text:style-name="P3"><text:span text:style-name="T2"><text:tab/><text:tab/><text:tab/></text:span><text:span text:style-name="T14">&lt;/</text:span><text:span text:style-name="T17">form</text:span><text:span text:style-name="T14">&gt;</text:span></text:p>
      <text:p text:style-name="P3"><text:span text:style-name="T2"><text:tab/><text:tab/></text:span><text:span text:style-name="T14">&lt;/</text:span><text:span text:style-name="T17">table</text:span><text:span text:style-name="T14">&gt;</text:span></text:p>
      <text:p text:style-name="P3"><text:span text:style-name="T14">&lt;/</text:span><text:span text:style-name="T17">body</text:span><text:span text:style-name="T14">&gt;</text:span></text:p>
      <text:p text:style-name="P1"><text:span text:style-name="T14">&lt;/</text:span><text:span text:style-name="T17">html</text:span><text:span text:style-name="T14">&gt;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==========================================================================================</text:span></text:p>
      <text:p text:style-name="P1"><text:span text:style-name="T2"/></text:p>
      <text:p text:style-name="P1"><text:span text:style-name="T2">update.html</text:span></text:p>
      <text:p text:style-name="P1"><text:span text:style-name="T2"/></text:p>
      <text:p text:style-name="P5"><text:span text:style-name="T14">&lt;!</text:span><text:span text:style-name="T17">DOCTYPE</text:span><text:span text:style-name="T19"> </text:span><text:span text:style-name="T14">html&gt;</text:span></text:p>
      <text:p text:style-name="P3"><text:span text:style-name="T14">&lt;</text:span><text:span text:style-name="T17">html</text:span><text:span text:style-name="T14">&gt;</text:span></text:p>
      <text:p text:style-name="P3"><text:span text:style-name="T14">&lt;</text:span><text:span text:style-name="T17">head</text:span><text:span text:style-name="T14">&gt;</text:span></text:p>
      <text:p text:style-name="P3"><text:span text:style-name="T14">&lt;</text:span><text:span text:style-name="T17">meta</text:span><text:span text:style-name="T19"> </text:span><text:span text:style-name="T20">charset</text:span><text:span text:style-name="T2">=</text:span><text:span text:style-name="T7">"ISO-8859-1"</text:span><text:span text:style-name="T14">&gt;</text:span></text:p>
      <text:p text:style-name="P3"><text:span text:style-name="T14">&lt;</text:span><text:span text:style-name="T17">title</text:span><text:span text:style-name="T14">&gt;</text:span><text:span text:style-name="T2">Read</text:span><text:span text:style-name="T14">&lt;/</text:span><text:span text:style-name="T17">title</text:span><text:span text:style-name="T14">&gt;</text:span></text:p>
      <text:p text:style-name="P3"><text:span text:style-name="T14">&lt;/</text:span><text:span text:style-name="T17">head</text:span><text:span text:style-name="T14">&gt;</text:span></text:p>
      <text:p text:style-name="P3"><text:span text:style-name="T14">&lt;</text:span><text:span text:style-name="T17">body</text:span><text:span text:style-name="T14">&gt;</text:span></text:p>
      <text:p text:style-name="P3"><text:span text:style-name="T2"><text:tab/></text:span><text:span text:style-name="T14">&lt;</text:span><text:span text:style-name="T17">h1</text:span><text:span text:style-name="T14">&gt;</text:span><text:span text:style-name="T3">Alterar</text:span><text:span text:style-name="T2"> </text:span><text:span text:style-name="T3">Aluno</text:span><text:span text:style-name="T14">&lt;/</text:span><text:span text:style-name="T17">h1</text:span><text:span text:style-name="T14">&gt;</text:span></text:p>
      <text:p text:style-name="P3"><text:span text:style-name="T2"><text:tab/><text:tab/></text:span><text:span text:style-name="T14">&lt;</text:span><text:span text:style-name="T17">table</text:span><text:span text:style-name="T14">&gt;</text:span></text:p>
      <text:p text:style-name="P3"><text:span text:style-name="T2"><text:tab/><text:tab/><text:tab/></text:span><text:span text:style-name="T15">&lt;</text:span><text:span text:style-name="T18">form</text:span><text:span text:style-name="T3"> </text:span><text:span text:style-name="T21">action</text:span><text:span text:style-name="T3">=</text:span><text:span text:style-name="T8">"updateServlet"</text:span><text:span text:style-name="T3"> </text:span><text:span text:style-name="T21">method</text:span><text:span text:style-name="T3">=</text:span><text:span text:style-name="T8">"get"</text:span><text:span text:style-name="T15">&gt;</text:span></text:p>
      <text:p text:style-name="P3"><text:span text:style-name="T2"><text:tab/><text:tab/><text:tab/></text:span><text:span text:style-name="T14">&lt;</text:span><text:span text:style-name="T17">p</text:span><text:span text:style-name="T14">&gt;</text:span><text:span text:style-name="T3">Nome</text:span><text:span text:style-name="T2"> do </text:span><text:span text:style-name="T3">Aluno</text:span><text:span text:style-name="T2"> </text:span><text:span text:style-name="T3">que</text:span><text:span text:style-name="T2"> </text:span><text:span text:style-name="T3">será</text:span><text:span text:style-name="T2"> </text:span><text:span text:style-name="T3">alterado</text:span><text:span text:style-name="T2">:</text:span><text:span text:style-name="T14">&lt;/</text:span><text:span text:style-name="T17">p</text:span><text:span text:style-name="T14">&gt;</text:span></text:p>
      <text:p text:style-name="P3"><text:span text:style-name="T2"><text:tab/><text:tab/><text:tab/></text:span><text:span text:style-name="T14">&lt;</text:span><text:span text:style-name="T17">input</text:span><text:span text:style-name="T19"> </text:span><text:span text:style-name="T20">type</text:span><text:span text:style-name="T2">=</text:span><text:span text:style-name="T7">"text"</text:span><text:span text:style-name="T19"> </text:span><text:span text:style-name="T20">name</text:span><text:span text:style-name="T2">=</text:span><text:span text:style-name="T7">"Nome"</text:span><text:span text:style-name="T14">/&gt;</text:span></text:p>
      <text:p text:style-name="P3"><text:span text:style-name="T2"><text:tab/><text:tab/><text:tab/></text:span><text:span text:style-name="T14">&lt;</text:span><text:span text:style-name="T17">p</text:span><text:span text:style-name="T14">&gt;</text:span><text:span text:style-name="T3">Novo</text:span><text:span text:style-name="T2"> </text:span><text:span text:style-name="T3">Nome</text:span><text:span text:style-name="T2">:</text:span><text:span text:style-name="T14">&lt;/</text:span><text:span text:style-name="T17">p</text:span><text:span text:style-name="T14">&gt;</text:span></text:p>
      <text:p text:style-name="P3"><text:span text:style-name="T2"><text:tab/><text:tab/><text:tab/></text:span><text:span text:style-name="T14">&lt;</text:span><text:span text:style-name="T17">input</text:span><text:span text:style-name="T19"> </text:span><text:span text:style-name="T20">type</text:span><text:span text:style-name="T2">=</text:span><text:span text:style-name="T7">"text"</text:span><text:span text:style-name="T19"> </text:span><text:span text:style-name="T20">name</text:span><text:span text:style-name="T2">=</text:span><text:span text:style-name="T7">"NomeNovo"</text:span><text:span text:style-name="T14">/&gt;</text:span></text:p>
      <text:p text:style-name="P3"><text:span text:style-name="T2"><text:tab/><text:tab/><text:tab/></text:span><text:span text:style-name="T14">&lt;</text:span><text:span text:style-name="T17">p</text:span><text:span text:style-name="T14">&gt;</text:span><text:span text:style-name="T3">Nova</text:span><text:span text:style-name="T2"> </text:span><text:span text:style-name="T3">Matricula</text:span><text:span text:style-name="T2">:</text:span><text:span text:style-name="T14">&lt;/</text:span><text:span text:style-name="T17">p</text:span><text:span text:style-name="T14">&gt;</text:span></text:p>
      <text:p text:style-name="P3"><text:span text:style-name="T2"><text:tab/><text:tab/><text:tab/></text:span><text:span text:style-name="T14">&lt;</text:span><text:span text:style-name="T17">input</text:span><text:span text:style-name="T19"> </text:span><text:span text:style-name="T20">type</text:span><text:span text:style-name="T2">=</text:span><text:span text:style-name="T7">"text"</text:span><text:span text:style-name="T19"> </text:span><text:span text:style-name="T20">name</text:span><text:span text:style-name="T2">=</text:span><text:span text:style-name="T7">"Matricula"</text:span><text:span text:style-name="T14">/&gt;</text:span></text:p>
      <text:p text:style-name="P3"><text:span text:style-name="T2"><text:tab/><text:tab/><text:tab/></text:span><text:span text:style-name="T14">&lt;</text:span><text:span text:style-name="T17">p</text:span><text:span text:style-name="T14">&gt;</text:span><text:span text:style-name="T3">Novo</text:span><text:span text:style-name="T2"> </text:span><text:span text:style-name="T3">Telefone</text:span><text:span text:style-name="T2">:</text:span><text:span text:style-name="T14">&lt;/</text:span><text:span text:style-name="T17">p</text:span><text:span text:style-name="T14">&gt;</text:span></text:p>
      <text:p text:style-name="P3"><text:span text:style-name="T2"><text:tab/><text:tab/><text:tab/></text:span><text:span text:style-name="T14">&lt;</text:span><text:span text:style-name="T17">input</text:span><text:span text:style-name="T19"> </text:span><text:span text:style-name="T20">type</text:span><text:span text:style-name="T2">=</text:span><text:span text:style-name="T7">"text"</text:span><text:span text:style-name="T19"> </text:span><text:span text:style-name="T20">name</text:span><text:span text:style-name="T2">=</text:span><text:span text:style-name="T7">"Telefone"</text:span><text:span text:style-name="T14">/&gt;</text:span></text:p>
      <text:p text:style-name="P3"><text:span text:style-name="T2"><text:tab/><text:tab/><text:tab/></text:span><text:span text:style-name="T14">&lt;</text:span><text:span text:style-name="T17">input</text:span><text:span text:style-name="T19"> </text:span><text:span text:style-name="T20">type</text:span><text:span text:style-name="T2">=</text:span><text:span text:style-name="T7">"submit"</text:span><text:span text:style-name="T19"> </text:span><text:span text:style-name="T14">/&gt;</text:span><text:span text:style-name="T2"> </text:span></text:p>
      <text:p text:style-name="P3"><text:span text:style-name="T2"><text:tab/><text:tab/><text:tab/></text:span><text:span text:style-name="T14">&lt;/</text:span><text:span text:style-name="T17">form</text:span><text:span text:style-name="T14">&gt;</text:span></text:p>
      <text:p text:style-name="P3"><text:span text:style-name="T2"><text:tab/><text:tab/></text:span><text:span text:style-name="T14">&lt;/</text:span><text:span text:style-name="T17">table</text:span><text:span text:style-name="T14">&gt;</text:span></text:p>
      <text:p text:style-name="P3"><text:span text:style-name="T14">&lt;/</text:span><text:span text:style-name="T17">body</text:span><text:span text:style-name="T14">&gt;</text:span></text:p>
      <text:p text:style-name="P1"><text:span text:style-name="T14">&lt;/</text:span><text:span text:style-name="T17">html</text:span><text:span text:style-name="T14">&gt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5T22:59:44.157000000</meta:creation-date>
    <dc:date>2021-04-25T23:18:17.615000000</dc:date>
    <meta:editing-duration>PT7M53S</meta:editing-duration>
    <meta:editing-cycles>1</meta:editing-cycles>
    <meta:document-statistic meta:table-count="0" meta:image-count="0" meta:object-count="0" meta:page-count="17" meta:paragraph-count="653" meta:word-count="1564" meta:character-count="19106" meta:non-whitespace-character-count="16165"/>
    <meta:generator>LibreOffice/7.1.2.2$Windows_X86_64 LibreOffice_project/8a45595d069ef5570103caea1b71cc9d82b2aae4</meta:generator>
  </office:meta>
</office:document-meta>
</file>